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0">
            <text:p>0</text:p>
          </table:table-cell>
          <table:table-cell table:formula="of:=440*(2)^(([.A1]-57)/12)" office:value-type="float" office:value="16.3515978312874">
            <text:p>16.3515978313</text:p>
          </table:table-cell>
          <table:table-cell table:formula="of:=[.B1]*512*256*256/16000000" office:value-type="float" office:value="34.2917860950801">
            <text:p>34.2917860951</text:p>
          </table:table-cell>
          <table:table-cell table:formula="of:=ROUND([.C1])" office:value-type="float" office:value="34">
            <text:p>34</text:p>
          </table:table-cell>
          <table:table-cell/>
          <table:table-cell table:formula="of:=[.B1]*512*1024/16000000" office:value-type="float" office:value="0.535809157735626">
            <text:p>0.5358091577</text:p>
          </table:table-cell>
          <table:table-cell table:formula="of:=ROUND([.F1]*64)" office:value-type="float" office:value="34">
            <text:p>34</text:p>
          </table:table-cell>
          <table:table-cell/>
          <table:table-cell table:formula="of:=[.B1]*256*256*256/8000000" office:value-type="float" office:value="34.2917860950801">
            <text:p>34.2917860951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440*(2)^(([.A2]-57)/12)" office:value-type="float" office:value="17.3239144360545">
            <text:p>17.3239144361</text:p>
          </table:table-cell>
          <table:table-cell table:formula="of:=[.B2]*512*256*256/16000000" office:value-type="float" office:value="36.3308818074006">
            <text:p>36.3308818074</text:p>
          </table:table-cell>
          <table:table-cell table:formula="of:=ROUND([.C2])" office:value-type="float" office:value="36">
            <text:p>36</text:p>
          </table:table-cell>
          <table:table-cell/>
          <table:table-cell table:formula="of:=[.B2]*512*1024/16000000" office:value-type="float" office:value="0.567670028240634">
            <text:p>0.5676700282</text:p>
          </table:table-cell>
          <table:table-cell table:formula="of:=ROUND([.F2]*64)" office:value-type="float" office:value="36">
            <text:p>36</text:p>
          </table:table-cell>
          <table:table-cell/>
          <table:table-cell table:formula="of:=[.B2]*256*256*256/8000000" office:value-type="float" office:value="36.3308818074006">
            <text:p>36.3308818074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440*(2)^(([.A3]-57)/12)" office:value-type="float" office:value="18.354047994838">
            <text:p>18.3540479948</text:p>
          </table:table-cell>
          <table:table-cell table:formula="of:=[.B3]*512*256*256/16000000" office:value-type="float" office:value="38.4912284604705">
            <text:p>38.4912284605</text:p>
          </table:table-cell>
          <table:table-cell table:formula="of:=ROUND([.C3])" office:value-type="float" office:value="38">
            <text:p>38</text:p>
          </table:table-cell>
          <table:table-cell/>
          <table:table-cell table:formula="of:=[.B3]*512*1024/16000000" office:value-type="float" office:value="0.601425444694851">
            <text:p>0.6014254447</text:p>
          </table:table-cell>
          <table:table-cell table:formula="of:=ROUND([.F3]*64)" office:value-type="float" office:value="38">
            <text:p>38</text:p>
          </table:table-cell>
          <table:table-cell/>
          <table:table-cell table:formula="of:=[.B3]*256*256*256/8000000" office:value-type="float" office:value="38.4912284604705">
            <text:p>38.4912284605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440*(2)^(([.A4]-57)/12)" office:value-type="float" office:value="19.4454364826301">
            <text:p>19.4454364826</text:p>
          </table:table-cell>
          <table:table-cell table:formula="of:=[.B4]*512*256*256/16000000" office:value-type="float" office:value="40.7800360104206">
            <text:p>40.7800360104</text:p>
          </table:table-cell>
          <table:table-cell table:formula="of:=ROUND([.C4])" office:value-type="float" office:value="41">
            <text:p>41</text:p>
          </table:table-cell>
          <table:table-cell/>
          <table:table-cell table:formula="of:=[.B4]*512*1024/16000000" office:value-type="float" office:value="0.637188062662822">
            <text:p>0.6371880627</text:p>
          </table:table-cell>
          <table:table-cell table:formula="of:=ROUND([.F4]*64)" office:value-type="float" office:value="41">
            <text:p>41</text:p>
          </table:table-cell>
          <table:table-cell/>
          <table:table-cell table:formula="of:=[.B4]*256*256*256/8000000" office:value-type="float" office:value="40.7800360104206">
            <text:p>40.7800360104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440*(2)^(([.A5]-57)/12)" office:value-type="float" office:value="20.6017223070544">
            <text:p>20.6017223071</text:p>
          </table:table-cell>
          <table:table-cell table:formula="of:=[.B5]*512*256*256/16000000" office:value-type="float" office:value="43.2049431396837">
            <text:p>43.2049431397</text:p>
          </table:table-cell>
          <table:table-cell table:formula="of:=ROUND([.C5])" office:value-type="float" office:value="43">
            <text:p>43</text:p>
          </table:table-cell>
          <table:table-cell/>
          <table:table-cell table:formula="of:=[.B5]*512*1024/16000000" office:value-type="float" office:value="0.675077236557558">
            <text:p>0.6750772366</text:p>
          </table:table-cell>
          <table:table-cell table:formula="of:=ROUND([.F5]*64)" office:value-type="float" office:value="43">
            <text:p>43</text:p>
          </table:table-cell>
          <table:table-cell/>
          <table:table-cell table:formula="of:=[.B5]*256*256*256/8000000" office:value-type="float" office:value="43.2049431396837">
            <text:p>43.2049431397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440*(2)^(([.A6]-57)/12)" office:value-type="float" office:value="21.8267644645627">
            <text:p>21.8267644646</text:p>
          </table:table-cell>
          <table:table-cell table:formula="of:=[.B6]*512*256*256/16000000" office:value-type="float" office:value="45.7740427503867">
            <text:p>45.7740427504</text:p>
          </table:table-cell>
          <table:table-cell table:formula="of:=ROUND([.C6])" office:value-type="float" office:value="46">
            <text:p>46</text:p>
          </table:table-cell>
          <table:table-cell/>
          <table:table-cell table:formula="of:=[.B6]*512*1024/16000000" office:value-type="float" office:value="0.715219417974792">
            <text:p>0.715219418</text:p>
          </table:table-cell>
          <table:table-cell table:formula="of:=ROUND([.F6]*64)" office:value-type="float" office:value="46">
            <text:p>46</text:p>
          </table:table-cell>
          <table:table-cell/>
          <table:table-cell table:formula="of:=[.B6]*256*256*256/8000000" office:value-type="float" office:value="45.7740427503867">
            <text:p>45.7740427504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440*(2)^(([.A7]-57)/12)" office:value-type="float" office:value="23.1246514194771">
            <text:p>23.1246514195</text:p>
          </table:table-cell>
          <table:table-cell table:formula="of:=[.B7]*512*256*256/16000000" office:value-type="float" office:value="48.4959089736593">
            <text:p>48.4959089737</text:p>
          </table:table-cell>
          <table:table-cell table:formula="of:=ROUND([.C7])" office:value-type="float" office:value="48">
            <text:p>48</text:p>
          </table:table-cell>
          <table:table-cell/>
          <table:table-cell table:formula="of:=[.B7]*512*1024/16000000" office:value-type="float" office:value="0.757748577713427">
            <text:p>0.7577485777</text:p>
          </table:table-cell>
          <table:table-cell table:formula="of:=ROUND([.F7]*64)" office:value-type="float" office:value="48">
            <text:p>48</text:p>
          </table:table-cell>
          <table:table-cell/>
          <table:table-cell table:formula="of:=[.B7]*256*256*256/8000000" office:value-type="float" office:value="48.4959089736593">
            <text:p>48.495908973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440*(2)^(([.A8]-57)/12)" office:value-type="float" office:value="24.4997147488593">
            <text:p>24.4997147489</text:p>
          </table:table-cell>
          <table:table-cell table:formula="of:=[.B8]*512*256*256/16000000" office:value-type="float" office:value="51.3796257849998">
            <text:p>51.379625785</text:p>
          </table:table-cell>
          <table:table-cell table:formula="of:=ROUND([.C8])" office:value-type="float" office:value="51">
            <text:p>51</text:p>
          </table:table-cell>
          <table:table-cell/>
          <table:table-cell table:formula="of:=[.B8]*512*1024/16000000" office:value-type="float" office:value="0.802806652890622">
            <text:p>0.8028066529</text:p>
          </table:table-cell>
          <table:table-cell table:formula="of:=ROUND([.F8]*64)" office:value-type="float" office:value="51">
            <text:p>51</text:p>
          </table:table-cell>
          <table:table-cell/>
          <table:table-cell table:formula="of:=[.B8]*256*256*256/8000000" office:value-type="float" office:value="51.3796257849998">
            <text:p>51.379625785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440*(2)^(([.A9]-57)/12)" office:value-type="float" office:value="25.9565435987466">
            <text:p>25.9565435987</text:p>
          </table:table-cell>
          <table:table-cell table:formula="of:=[.B9]*512*256*256/16000000" office:value-type="float" office:value="54.4348173211986">
            <text:p>54.4348173212</text:p>
          </table:table-cell>
          <table:table-cell table:formula="of:=ROUND([.C9])" office:value-type="float" office:value="54">
            <text:p>54</text:p>
          </table:table-cell>
          <table:table-cell/>
          <table:table-cell table:formula="of:=[.B9]*512*1024/16000000" office:value-type="float" office:value="0.850544020643728">
            <text:p>0.8505440206</text:p>
          </table:table-cell>
          <table:table-cell table:formula="of:=ROUND([.F9]*64)" office:value-type="float" office:value="54">
            <text:p>54</text:p>
          </table:table-cell>
          <table:table-cell/>
          <table:table-cell table:formula="of:=[.B9]*256*256*256/8000000" office:value-type="float" office:value="54.4348173211986">
            <text:p>54.4348173212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440*(2)^(([.A10]-57)/12)" office:value-type="float" office:value="27.5">
            <text:p>27.5</text:p>
          </table:table-cell>
          <table:table-cell table:formula="of:=[.B10]*512*256*256/16000000" office:value-type="float" office:value="57.67168">
            <text:p>57.67168</text:p>
          </table:table-cell>
          <table:table-cell table:formula="of:=ROUND([.C10])" office:value-type="float" office:value="58">
            <text:p>58</text:p>
          </table:table-cell>
          <table:table-cell/>
          <table:table-cell table:formula="of:=[.B10]*512*1024/16000000" office:value-type="float" office:value="0.90112">
            <text:p>0.90112</text:p>
          </table:table-cell>
          <table:table-cell table:formula="of:=ROUND([.F10]*64)" office:value-type="float" office:value="58">
            <text:p>58</text:p>
          </table:table-cell>
          <table:table-cell/>
          <table:table-cell table:formula="of:=[.B10]*256*256*256/8000000" office:value-type="float" office:value="57.67168">
            <text:p>57.67168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440*(2)^(([.A11]-57)/12)" office:value-type="float" office:value="29.1352350948806">
            <text:p>29.1352350949</text:p>
          </table:table-cell>
          <table:table-cell table:formula="of:=[.B11]*512*256*256/16000000" office:value-type="float" office:value="61.1010165496991">
            <text:p>61.1010165497</text:p>
          </table:table-cell>
          <table:table-cell table:formula="of:=ROUND([.C11])" office:value-type="float" office:value="61">
            <text:p>61</text:p>
          </table:table-cell>
          <table:table-cell/>
          <table:table-cell table:formula="of:=[.B11]*512*1024/16000000" office:value-type="float" office:value="0.954703383589048">
            <text:p>0.9547033836</text:p>
          </table:table-cell>
          <table:table-cell table:formula="of:=ROUND([.F11]*64)" office:value-type="float" office:value="61">
            <text:p>61</text:p>
          </table:table-cell>
          <table:table-cell/>
          <table:table-cell table:formula="of:=[.B11]*256*256*256/8000000" office:value-type="float" office:value="61.1010165496991">
            <text:p>61.1010165497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440*(2)^(([.A12]-57)/12)" office:value-type="float" office:value="30.8677063285077">
            <text:p>30.8677063285</text:p>
          </table:table-cell>
          <table:table-cell table:formula="of:=[.B12]*512*256*256/16000000" office:value-type="float" office:value="64.7342720622427">
            <text:p>64.7342720622</text:p>
          </table:table-cell>
          <table:table-cell table:formula="of:=ROUND([.C12])" office:value-type="float" office:value="65">
            <text:p>65</text:p>
          </table:table-cell>
          <table:table-cell/>
          <table:table-cell table:formula="of:=[.B12]*512*1024/16000000" office:value-type="float" office:value="1.01147300097254">
            <text:p>1.011473001</text:p>
          </table:table-cell>
          <table:table-cell table:formula="of:=ROUND([.F12]*64)" office:value-type="float" office:value="65">
            <text:p>65</text:p>
          </table:table-cell>
          <table:table-cell/>
          <table:table-cell table:formula="of:=[.B12]*256*256*256/8000000" office:value-type="float" office:value="64.7342720622427">
            <text:p>64.7342720622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440*(2)^(([.A13]-57)/12)" office:value-type="float" office:value="32.7031956625748">
            <text:p>32.7031956626</text:p>
          </table:table-cell>
          <table:table-cell table:formula="of:=[.B13]*512*256*256/16000000" office:value-type="float" office:value="68.5835721901601">
            <text:p>68.5835721902</text:p>
          </table:table-cell>
          <table:table-cell table:formula="of:=ROUND([.C13])" office:value-type="float" office:value="69">
            <text:p>69</text:p>
          </table:table-cell>
          <table:table-cell/>
          <table:table-cell table:formula="of:=[.B13]*512*1024/16000000" office:value-type="float" office:value="1.07161831547125">
            <text:p>1.0716183155</text:p>
          </table:table-cell>
          <table:table-cell table:formula="of:=ROUND([.F13]*64)" office:value-type="float" office:value="69">
            <text:p>69</text:p>
          </table:table-cell>
          <table:table-cell/>
          <table:table-cell table:formula="of:=[.B13]*256*256*256/8000000" office:value-type="float" office:value="68.5835721901601">
            <text:p>68.5835721902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440*(2)^(([.A14]-57)/12)" office:value-type="float" office:value="34.647828872109">
            <text:p>34.6478288721</text:p>
          </table:table-cell>
          <table:table-cell table:formula="of:=[.B14]*512*256*256/16000000" office:value-type="float" office:value="72.6617636148012">
            <text:p>72.6617636148</text:p>
          </table:table-cell>
          <table:table-cell table:formula="of:=ROUND([.C14])" office:value-type="float" office:value="73">
            <text:p>73</text:p>
          </table:table-cell>
          <table:table-cell/>
          <table:table-cell table:formula="of:=[.B14]*512*1024/16000000" office:value-type="float" office:value="1.13534005648127">
            <text:p>1.1353400565</text:p>
          </table:table-cell>
          <table:table-cell table:formula="of:=ROUND([.F14]*64)" office:value-type="float" office:value="73">
            <text:p>73</text:p>
          </table:table-cell>
          <table:table-cell/>
          <table:table-cell table:formula="of:=[.B14]*256*256*256/8000000" office:value-type="float" office:value="72.6617636148012">
            <text:p>72.6617636148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440*(2)^(([.A15]-57)/12)" office:value-type="float" office:value="36.7080959896759">
            <text:p>36.7080959897</text:p>
          </table:table-cell>
          <table:table-cell table:formula="of:=[.B15]*512*256*256/16000000" office:value-type="float" office:value="76.9824569209409">
            <text:p>76.9824569209</text:p>
          </table:table-cell>
          <table:table-cell table:formula="of:=ROUND([.C15])" office:value-type="float" office:value="77">
            <text:p>77</text:p>
          </table:table-cell>
          <table:table-cell/>
          <table:table-cell table:formula="of:=[.B15]*512*1024/16000000" office:value-type="float" office:value="1.2028508893897">
            <text:p>1.2028508894</text:p>
          </table:table-cell>
          <table:table-cell table:formula="of:=ROUND([.F15]*64)" office:value-type="float" office:value="77">
            <text:p>77</text:p>
          </table:table-cell>
          <table:table-cell/>
          <table:table-cell table:formula="of:=[.B15]*256*256*256/8000000" office:value-type="float" office:value="76.9824569209409">
            <text:p>76.9824569209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440*(2)^(([.A16]-57)/12)" office:value-type="float" office:value="38.8908729652601">
            <text:p>38.8908729653</text:p>
          </table:table-cell>
          <table:table-cell table:formula="of:=[.B16]*512*256*256/16000000" office:value-type="float" office:value="81.5600720208412">
            <text:p>81.5600720208</text:p>
          </table:table-cell>
          <table:table-cell table:formula="of:=ROUND([.C16])" office:value-type="float" office:value="82">
            <text:p>82</text:p>
          </table:table-cell>
          <table:table-cell/>
          <table:table-cell table:formula="of:=[.B16]*512*1024/16000000" office:value-type="float" office:value="1.27437612532564">
            <text:p>1.2743761253</text:p>
          </table:table-cell>
          <table:table-cell table:formula="of:=ROUND([.F16]*64)" office:value-type="float" office:value="82">
            <text:p>82</text:p>
          </table:table-cell>
          <table:table-cell/>
          <table:table-cell table:formula="of:=[.B16]*256*256*256/8000000" office:value-type="float" office:value="81.5600720208412">
            <text:p>81.5600720208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440*(2)^(([.A17]-57)/12)" office:value-type="float" office:value="41.2034446141088">
            <text:p>41.2034446141</text:p>
          </table:table-cell>
          <table:table-cell table:formula="of:=[.B17]*512*256*256/16000000" office:value-type="float" office:value="86.4098862793674">
            <text:p>86.4098862794</text:p>
          </table:table-cell>
          <table:table-cell table:formula="of:=ROUND([.C17])" office:value-type="float" office:value="86">
            <text:p>86</text:p>
          </table:table-cell>
          <table:table-cell/>
          <table:table-cell table:formula="of:=[.B17]*512*1024/16000000" office:value-type="float" office:value="1.35015447311512">
            <text:p>1.3501544731</text:p>
          </table:table-cell>
          <table:table-cell table:formula="of:=ROUND([.F17]*64)" office:value-type="float" office:value="86">
            <text:p>86</text:p>
          </table:table-cell>
          <table:table-cell/>
          <table:table-cell table:formula="of:=[.B17]*256*256*256/8000000" office:value-type="float" office:value="86.4098862793674">
            <text:p>86.4098862794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440*(2)^(([.A18]-57)/12)" office:value-type="float" office:value="43.6535289291255">
            <text:p>43.6535289291</text:p>
          </table:table-cell>
          <table:table-cell table:formula="of:=[.B18]*512*256*256/16000000" office:value-type="float" office:value="91.5480855007734">
            <text:p>91.5480855008</text:p>
          </table:table-cell>
          <table:table-cell table:formula="of:=ROUND([.C18])" office:value-type="float" office:value="92">
            <text:p>92</text:p>
          </table:table-cell>
          <table:table-cell/>
          <table:table-cell table:formula="of:=[.B18]*512*1024/16000000" office:value-type="float" office:value="1.43043883594958">
            <text:p>1.4304388359</text:p>
          </table:table-cell>
          <table:table-cell table:formula="of:=ROUND([.F18]*64)" office:value-type="float" office:value="92">
            <text:p>92</text:p>
          </table:table-cell>
          <table:table-cell/>
          <table:table-cell table:formula="of:=[.B18]*256*256*256/8000000" office:value-type="float" office:value="91.5480855007734">
            <text:p>91.5480855008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440*(2)^(([.A19]-57)/12)" office:value-type="float" office:value="46.2493028389543">
            <text:p>46.249302839</text:p>
          </table:table-cell>
          <table:table-cell table:formula="of:=[.B19]*512*256*256/16000000" office:value-type="float" office:value="96.9918179473187">
            <text:p>96.9918179473</text:p>
          </table:table-cell>
          <table:table-cell table:formula="of:=ROUND([.C19])" office:value-type="float" office:value="97">
            <text:p>97</text:p>
          </table:table-cell>
          <table:table-cell/>
          <table:table-cell table:formula="of:=[.B19]*512*1024/16000000" office:value-type="float" office:value="1.51549715542685">
            <text:p>1.5154971554</text:p>
          </table:table-cell>
          <table:table-cell table:formula="of:=ROUND([.F19]*64)" office:value-type="float" office:value="97">
            <text:p>97</text:p>
          </table:table-cell>
          <table:table-cell/>
          <table:table-cell table:formula="of:=[.B19]*256*256*256/8000000" office:value-type="float" office:value="96.9918179473187">
            <text:p>96.9918179473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440*(2)^(([.A20]-57)/12)" office:value-type="float" office:value="48.9994294977187">
            <text:p>48.9994294977</text:p>
          </table:table-cell>
          <table:table-cell table:formula="of:=[.B20]*512*256*256/16000000" office:value-type="float" office:value="102.75925157">
            <text:p>102.75925157</text:p>
          </table:table-cell>
          <table:table-cell table:formula="of:=ROUND([.C20])" office:value-type="float" office:value="103">
            <text:p>103</text:p>
          </table:table-cell>
          <table:table-cell/>
          <table:table-cell table:formula="of:=[.B20]*512*1024/16000000" office:value-type="float" office:value="1.60561330578125">
            <text:p>1.6056133058</text:p>
          </table:table-cell>
          <table:table-cell table:formula="of:=ROUND([.F20]*64)" office:value-type="float" office:value="103">
            <text:p>103</text:p>
          </table:table-cell>
          <table:table-cell/>
          <table:table-cell table:formula="of:=[.B20]*256*256*256/8000000" office:value-type="float" office:value="102.75925157">
            <text:p>102.75925157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440*(2)^(([.A21]-57)/12)" office:value-type="float" office:value="51.9130871974931">
            <text:p>51.9130871975</text:p>
          </table:table-cell>
          <table:table-cell table:formula="of:=[.B21]*512*256*256/16000000" office:value-type="float" office:value="108.869634642397">
            <text:p>108.8696346424</text:p>
          </table:table-cell>
          <table:table-cell table:formula="of:=ROUND([.C21])" office:value-type="float" office:value="109">
            <text:p>109</text:p>
          </table:table-cell>
          <table:table-cell/>
          <table:table-cell table:formula="of:=[.B21]*512*1024/16000000" office:value-type="float" office:value="1.70108804128746">
            <text:p>1.7010880413</text:p>
          </table:table-cell>
          <table:table-cell table:formula="of:=ROUND([.F21]*64)" office:value-type="float" office:value="109">
            <text:p>109</text:p>
          </table:table-cell>
          <table:table-cell/>
          <table:table-cell table:formula="of:=[.B21]*256*256*256/8000000" office:value-type="float" office:value="108.869634642397">
            <text:p>108.8696346424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440*(2)^(([.A22]-57)/12)" office:value-type="float" office:value="55">
            <text:p>55</text:p>
          </table:table-cell>
          <table:table-cell table:formula="of:=[.B22]*512*256*256/16000000" office:value-type="float" office:value="115.34336">
            <text:p>115.34336</text:p>
          </table:table-cell>
          <table:table-cell table:formula="of:=ROUND([.C22])" office:value-type="float" office:value="115">
            <text:p>115</text:p>
          </table:table-cell>
          <table:table-cell/>
          <table:table-cell table:formula="of:=[.B22]*512*1024/16000000" office:value-type="float" office:value="1.80224">
            <text:p>1.80224</text:p>
          </table:table-cell>
          <table:table-cell table:formula="of:=ROUND([.F22]*64)" office:value-type="float" office:value="115">
            <text:p>115</text:p>
          </table:table-cell>
          <table:table-cell/>
          <table:table-cell table:formula="of:=[.B22]*256*256*256/8000000" office:value-type="float" office:value="115.34336">
            <text:p>115.34336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440*(2)^(([.A23]-57)/12)" office:value-type="float" office:value="58.2704701897612">
            <text:p>58.2704701898</text:p>
          </table:table-cell>
          <table:table-cell table:formula="of:=[.B23]*512*256*256/16000000" office:value-type="float" office:value="122.202033099398">
            <text:p>122.2020330994</text:p>
          </table:table-cell>
          <table:table-cell table:formula="of:=ROUND([.C23])" office:value-type="float" office:value="122">
            <text:p>122</text:p>
          </table:table-cell>
          <table:table-cell/>
          <table:table-cell table:formula="of:=[.B23]*512*1024/16000000" office:value-type="float" office:value="1.9094067671781">
            <text:p>1.9094067672</text:p>
          </table:table-cell>
          <table:table-cell table:formula="of:=ROUND([.F23]*64)" office:value-type="float" office:value="122">
            <text:p>122</text:p>
          </table:table-cell>
          <table:table-cell/>
          <table:table-cell table:formula="of:=[.B23]*256*256*256/8000000" office:value-type="float" office:value="122.202033099398">
            <text:p>122.2020330994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440*(2)^(([.A24]-57)/12)" office:value-type="float" office:value="61.7354126570155">
            <text:p>61.735412657</text:p>
          </table:table-cell>
          <table:table-cell table:formula="of:=[.B24]*512*256*256/16000000" office:value-type="float" office:value="129.468544124485">
            <text:p>129.4685441245</text:p>
          </table:table-cell>
          <table:table-cell table:formula="of:=ROUND([.C24])" office:value-type="float" office:value="129">
            <text:p>129</text:p>
          </table:table-cell>
          <table:table-cell/>
          <table:table-cell table:formula="of:=[.B24]*512*1024/16000000" office:value-type="float" office:value="2.02294600194508">
            <text:p>2.0229460019</text:p>
          </table:table-cell>
          <table:table-cell table:formula="of:=ROUND([.F24]*64)" office:value-type="float" office:value="129">
            <text:p>129</text:p>
          </table:table-cell>
          <table:table-cell/>
          <table:table-cell table:formula="of:=[.B24]*256*256*256/8000000" office:value-type="float" office:value="129.468544124485">
            <text:p>129.4685441245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440*(2)^(([.A25]-57)/12)" office:value-type="float" office:value="65.4063913251497">
            <text:p>65.4063913251</text:p>
          </table:table-cell>
          <table:table-cell table:formula="of:=[.B25]*512*256*256/16000000" office:value-type="float" office:value="137.16714438032">
            <text:p>137.1671443803</text:p>
          </table:table-cell>
          <table:table-cell table:formula="of:=ROUND([.C25])" office:value-type="float" office:value="137">
            <text:p>137</text:p>
          </table:table-cell>
          <table:table-cell/>
          <table:table-cell table:formula="of:=[.B25]*512*1024/16000000" office:value-type="float" office:value="2.1432366309425">
            <text:p>2.1432366309</text:p>
          </table:table-cell>
          <table:table-cell table:formula="of:=ROUND([.F25]*64)" office:value-type="float" office:value="137">
            <text:p>137</text:p>
          </table:table-cell>
          <table:table-cell/>
          <table:table-cell table:formula="of:=[.B25]*256*256*256/8000000" office:value-type="float" office:value="137.16714438032">
            <text:p>137.1671443803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440*(2)^(([.A26]-57)/12)" office:value-type="float" office:value="69.295657744218">
            <text:p>69.2956577442</text:p>
          </table:table-cell>
          <table:table-cell table:formula="of:=[.B26]*512*256*256/16000000" office:value-type="float" office:value="145.323527229602">
            <text:p>145.3235272296</text:p>
          </table:table-cell>
          <table:table-cell table:formula="of:=ROUND([.C26])" office:value-type="float" office:value="145">
            <text:p>145</text:p>
          </table:table-cell>
          <table:table-cell/>
          <table:table-cell table:formula="of:=[.B26]*512*1024/16000000" office:value-type="float" office:value="2.27068011296254">
            <text:p>2.270680113</text:p>
          </table:table-cell>
          <table:table-cell table:formula="of:=ROUND([.F26]*64)" office:value-type="float" office:value="145">
            <text:p>145</text:p>
          </table:table-cell>
          <table:table-cell/>
          <table:table-cell table:formula="of:=[.B26]*256*256*256/8000000" office:value-type="float" office:value="145.323527229602">
            <text:p>145.323527229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440*(2)^(([.A27]-57)/12)" office:value-type="float" office:value="73.4161919793519">
            <text:p>73.4161919794</text:p>
          </table:table-cell>
          <table:table-cell table:formula="of:=[.B27]*512*256*256/16000000" office:value-type="float" office:value="153.964913841882">
            <text:p>153.9649138419</text:p>
          </table:table-cell>
          <table:table-cell table:formula="of:=ROUND([.C27])" office:value-type="float" office:value="154">
            <text:p>154</text:p>
          </table:table-cell>
          <table:table-cell/>
          <table:table-cell table:formula="of:=[.B27]*512*1024/16000000" office:value-type="float" office:value="2.4057017787794">
            <text:p>2.4057017788</text:p>
          </table:table-cell>
          <table:table-cell table:formula="of:=ROUND([.F27]*64)" office:value-type="float" office:value="154">
            <text:p>154</text:p>
          </table:table-cell>
          <table:table-cell/>
          <table:table-cell table:formula="of:=[.B27]*256*256*256/8000000" office:value-type="float" office:value="153.964913841882">
            <text:p>153.9649138419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440*(2)^(([.A28]-57)/12)" office:value-type="float" office:value="77.7817459305202">
            <text:p>77.7817459305</text:p>
          </table:table-cell>
          <table:table-cell table:formula="of:=[.B28]*512*256*256/16000000" office:value-type="float" office:value="163.120144041682">
            <text:p>163.1201440417</text:p>
          </table:table-cell>
          <table:table-cell table:formula="of:=ROUND([.C28])" office:value-type="float" office:value="163">
            <text:p>163</text:p>
          </table:table-cell>
          <table:table-cell/>
          <table:table-cell table:formula="of:=[.B28]*512*1024/16000000" office:value-type="float" office:value="2.54875225065129">
            <text:p>2.5487522507</text:p>
          </table:table-cell>
          <table:table-cell table:formula="of:=ROUND([.F28]*64)" office:value-type="float" office:value="163">
            <text:p>163</text:p>
          </table:table-cell>
          <table:table-cell/>
          <table:table-cell table:formula="of:=[.B28]*256*256*256/8000000" office:value-type="float" office:value="163.120144041682">
            <text:p>163.1201440417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440*(2)^(([.A29]-57)/12)" office:value-type="float" office:value="82.4068892282175">
            <text:p>82.4068892282</text:p>
          </table:table-cell>
          <table:table-cell table:formula="of:=[.B29]*512*256*256/16000000" office:value-type="float" office:value="172.819772558735">
            <text:p>172.8197725587</text:p>
          </table:table-cell>
          <table:table-cell table:formula="of:=ROUND([.C29])" office:value-type="float" office:value="173">
            <text:p>173</text:p>
          </table:table-cell>
          <table:table-cell/>
          <table:table-cell table:formula="of:=[.B29]*512*1024/16000000" office:value-type="float" office:value="2.70030894623023">
            <text:p>2.7003089462</text:p>
          </table:table-cell>
          <table:table-cell table:formula="of:=ROUND([.F29]*64)" office:value-type="float" office:value="173">
            <text:p>173</text:p>
          </table:table-cell>
          <table:table-cell/>
          <table:table-cell table:formula="of:=[.B29]*256*256*256/8000000" office:value-type="float" office:value="172.819772558735">
            <text:p>172.8197725587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440*(2)^(([.A30]-57)/12)" office:value-type="float" office:value="87.307057858251">
            <text:p>87.3070578583</text:p>
          </table:table-cell>
          <table:table-cell table:formula="of:=[.B30]*512*256*256/16000000" office:value-type="float" office:value="183.096171001547">
            <text:p>183.0961710015</text:p>
          </table:table-cell>
          <table:table-cell table:formula="of:=ROUND([.C30])" office:value-type="float" office:value="183">
            <text:p>183</text:p>
          </table:table-cell>
          <table:table-cell/>
          <table:table-cell table:formula="of:=[.B30]*512*1024/16000000" office:value-type="float" office:value="2.86087767189917">
            <text:p>2.8608776719</text:p>
          </table:table-cell>
          <table:table-cell table:formula="of:=ROUND([.F30]*64)" office:value-type="float" office:value="183">
            <text:p>183</text:p>
          </table:table-cell>
          <table:table-cell/>
          <table:table-cell table:formula="of:=[.B30]*256*256*256/8000000" office:value-type="float" office:value="183.096171001547">
            <text:p>183.0961710015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440*(2)^(([.A31]-57)/12)" office:value-type="float" office:value="92.4986056779086">
            <text:p>92.4986056779</text:p>
          </table:table-cell>
          <table:table-cell table:formula="of:=[.B31]*512*256*256/16000000" office:value-type="float" office:value="193.983635894637">
            <text:p>193.9836358946</text:p>
          </table:table-cell>
          <table:table-cell table:formula="of:=ROUND([.C31])" office:value-type="float" office:value="194">
            <text:p>194</text:p>
          </table:table-cell>
          <table:table-cell/>
          <table:table-cell table:formula="of:=[.B31]*512*1024/16000000" office:value-type="float" office:value="3.03099431085371">
            <text:p>3.0309943109</text:p>
          </table:table-cell>
          <table:table-cell table:formula="of:=ROUND([.F31]*64)" office:value-type="float" office:value="194">
            <text:p>194</text:p>
          </table:table-cell>
          <table:table-cell/>
          <table:table-cell table:formula="of:=[.B31]*256*256*256/8000000" office:value-type="float" office:value="193.983635894637">
            <text:p>193.9836358946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440*(2)^(([.A32]-57)/12)" office:value-type="float" office:value="97.9988589954373">
            <text:p>97.9988589954</text:p>
          </table:table-cell>
          <table:table-cell table:formula="of:=[.B32]*512*256*256/16000000" office:value-type="float" office:value="205.518503139999">
            <text:p>205.51850314</text:p>
          </table:table-cell>
          <table:table-cell table:formula="of:=ROUND([.C32])" office:value-type="float" office:value="206">
            <text:p>206</text:p>
          </table:table-cell>
          <table:table-cell/>
          <table:table-cell table:formula="of:=[.B32]*512*1024/16000000" office:value-type="float" office:value="3.21122661156249">
            <text:p>3.2112266116</text:p>
          </table:table-cell>
          <table:table-cell table:formula="of:=ROUND([.F32]*64)" office:value-type="float" office:value="206">
            <text:p>206</text:p>
          </table:table-cell>
          <table:table-cell/>
          <table:table-cell table:formula="of:=[.B32]*256*256*256/8000000" office:value-type="float" office:value="205.518503139999">
            <text:p>205.51850314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440*(2)^(([.A33]-57)/12)" office:value-type="float" office:value="103.826174394986">
            <text:p>103.826174395</text:p>
          </table:table-cell>
          <table:table-cell table:formula="of:=[.B33]*512*256*256/16000000" office:value-type="float" office:value="217.739269284794">
            <text:p>217.7392692848</text:p>
          </table:table-cell>
          <table:table-cell table:formula="of:=ROUND([.C33])" office:value-type="float" office:value="218">
            <text:p>218</text:p>
          </table:table-cell>
          <table:table-cell/>
          <table:table-cell table:formula="of:=[.B33]*512*1024/16000000" office:value-type="float" office:value="3.40217608257491">
            <text:p>3.4021760826</text:p>
          </table:table-cell>
          <table:table-cell table:formula="of:=ROUND([.F33]*64)" office:value-type="float" office:value="218">
            <text:p>218</text:p>
          </table:table-cell>
          <table:table-cell/>
          <table:table-cell table:formula="of:=[.B33]*256*256*256/8000000" office:value-type="float" office:value="217.739269284794">
            <text:p>217.7392692848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440*(2)^(([.A34]-57)/12)" office:value-type="float" office:value="110">
            <text:p>110</text:p>
          </table:table-cell>
          <table:table-cell table:formula="of:=[.B34]*512*256*256/16000000" office:value-type="float" office:value="230.68672">
            <text:p>230.68672</text:p>
          </table:table-cell>
          <table:table-cell table:formula="of:=ROUND([.C34])" office:value-type="float" office:value="231">
            <text:p>231</text:p>
          </table:table-cell>
          <table:table-cell/>
          <table:table-cell table:formula="of:=[.B34]*512*1024/16000000" office:value-type="float" office:value="3.60448">
            <text:p>3.60448</text:p>
          </table:table-cell>
          <table:table-cell table:formula="of:=ROUND([.F34]*64)" office:value-type="float" office:value="231">
            <text:p>231</text:p>
          </table:table-cell>
          <table:table-cell/>
          <table:table-cell table:formula="of:=[.B34]*256*256*256/8000000" office:value-type="float" office:value="230.68672">
            <text:p>230.68672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440*(2)^(([.A35]-57)/12)" office:value-type="float" office:value="116.540940379522">
            <text:p>116.5409403795</text:p>
          </table:table-cell>
          <table:table-cell table:formula="of:=[.B35]*512*256*256/16000000" office:value-type="float" office:value="244.404066198796">
            <text:p>244.4040661988</text:p>
          </table:table-cell>
          <table:table-cell table:formula="of:=ROUND([.C35])" office:value-type="float" office:value="244">
            <text:p>244</text:p>
          </table:table-cell>
          <table:table-cell/>
          <table:table-cell table:formula="of:=[.B35]*512*1024/16000000" office:value-type="float" office:value="3.81881353435619">
            <text:p>3.8188135344</text:p>
          </table:table-cell>
          <table:table-cell table:formula="of:=ROUND([.F35]*64)" office:value-type="float" office:value="244">
            <text:p>244</text:p>
          </table:table-cell>
          <table:table-cell/>
          <table:table-cell table:formula="of:=[.B35]*256*256*256/8000000" office:value-type="float" office:value="244.404066198796">
            <text:p>244.404066198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440*(2)^(([.A36]-57)/12)" office:value-type="float" office:value="123.470825314031">
            <text:p>123.470825314</text:p>
          </table:table-cell>
          <table:table-cell table:formula="of:=[.B36]*512*256*256/16000000" office:value-type="float" office:value="258.937088248971">
            <text:p>258.937088249</text:p>
          </table:table-cell>
          <table:table-cell table:formula="of:=ROUND([.C36])" office:value-type="float" office:value="259">
            <text:p>259</text:p>
          </table:table-cell>
          <table:table-cell/>
          <table:table-cell table:formula="of:=[.B36]*512*1024/16000000" office:value-type="float" office:value="4.04589200389017">
            <text:p>4.0458920039</text:p>
          </table:table-cell>
          <table:table-cell table:formula="of:=ROUND([.F36]*64)" office:value-type="float" office:value="259">
            <text:p>259</text:p>
          </table:table-cell>
          <table:table-cell/>
          <table:table-cell table:formula="of:=[.B36]*256*256*256/8000000" office:value-type="float" office:value="258.937088248971">
            <text:p>258.937088249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440*(2)^(([.A37]-57)/12)" office:value-type="float" office:value="130.812782650299">
            <text:p>130.8127826503</text:p>
          </table:table-cell>
          <table:table-cell table:formula="of:=[.B37]*512*256*256/16000000" office:value-type="float" office:value="274.33428876064">
            <text:p>274.3342887606</text:p>
          </table:table-cell>
          <table:table-cell table:formula="of:=ROUND([.C37])" office:value-type="float" office:value="274">
            <text:p>274</text:p>
          </table:table-cell>
          <table:table-cell/>
          <table:table-cell table:formula="of:=[.B37]*512*1024/16000000" office:value-type="float" office:value="4.28647326188501">
            <text:p>4.2864732619</text:p>
          </table:table-cell>
          <table:table-cell table:formula="of:=ROUND([.F37]*64)" office:value-type="float" office:value="274">
            <text:p>274</text:p>
          </table:table-cell>
          <table:table-cell/>
          <table:table-cell table:formula="of:=[.B37]*256*256*256/8000000" office:value-type="float" office:value="274.33428876064">
            <text:p>274.3342887606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440*(2)^(([.A38]-57)/12)" office:value-type="float" office:value="138.591315488436">
            <text:p>138.5913154884</text:p>
          </table:table-cell>
          <table:table-cell table:formula="of:=[.B38]*512*256*256/16000000" office:value-type="float" office:value="290.647054459205">
            <text:p>290.6470544592</text:p>
          </table:table-cell>
          <table:table-cell table:formula="of:=ROUND([.C38])" office:value-type="float" office:value="291">
            <text:p>291</text:p>
          </table:table-cell>
          <table:table-cell/>
          <table:table-cell table:formula="of:=[.B38]*512*1024/16000000" office:value-type="float" office:value="4.54136022592507">
            <text:p>4.5413602259</text:p>
          </table:table-cell>
          <table:table-cell table:formula="of:=ROUND([.F38]*64)" office:value-type="float" office:value="291">
            <text:p>291</text:p>
          </table:table-cell>
          <table:table-cell/>
          <table:table-cell table:formula="of:=[.B38]*256*256*256/8000000" office:value-type="float" office:value="290.647054459205">
            <text:p>290.6470544592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440*(2)^(([.A39]-57)/12)" office:value-type="float" office:value="146.832383958704">
            <text:p>146.8323839587</text:p>
          </table:table-cell>
          <table:table-cell table:formula="of:=[.B39]*512*256*256/16000000" office:value-type="float" office:value="307.929827683764">
            <text:p>307.9298276838</text:p>
          </table:table-cell>
          <table:table-cell table:formula="of:=ROUND([.C39])" office:value-type="float" office:value="308">
            <text:p>308</text:p>
          </table:table-cell>
          <table:table-cell/>
          <table:table-cell table:formula="of:=[.B39]*512*1024/16000000" office:value-type="float" office:value="4.81140355755881">
            <text:p>4.8114035576</text:p>
          </table:table-cell>
          <table:table-cell table:formula="of:=ROUND([.F39]*64)" office:value-type="float" office:value="308">
            <text:p>308</text:p>
          </table:table-cell>
          <table:table-cell/>
          <table:table-cell table:formula="of:=[.B39]*256*256*256/8000000" office:value-type="float" office:value="307.929827683764">
            <text:p>307.9298276838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440*(2)^(([.A40]-57)/12)" office:value-type="float" office:value="155.56349186104">
            <text:p>155.563491861</text:p>
          </table:table-cell>
          <table:table-cell table:formula="of:=[.B40]*512*256*256/16000000" office:value-type="float" office:value="326.240288083365">
            <text:p>326.2402880834</text:p>
          </table:table-cell>
          <table:table-cell table:formula="of:=ROUND([.C40])" office:value-type="float" office:value="326">
            <text:p>326</text:p>
          </table:table-cell>
          <table:table-cell/>
          <table:table-cell table:formula="of:=[.B40]*512*1024/16000000" office:value-type="float" office:value="5.09750450130257">
            <text:p>5.0975045013</text:p>
          </table:table-cell>
          <table:table-cell table:formula="of:=ROUND([.F40]*64)" office:value-type="float" office:value="326">
            <text:p>326</text:p>
          </table:table-cell>
          <table:table-cell/>
          <table:table-cell table:formula="of:=[.B40]*256*256*256/8000000" office:value-type="float" office:value="326.240288083365">
            <text:p>326.2402880834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440*(2)^(([.A41]-57)/12)" office:value-type="float" office:value="164.813778456435">
            <text:p>164.8137784564</text:p>
          </table:table-cell>
          <table:table-cell table:formula="of:=[.B41]*512*256*256/16000000" office:value-type="float" office:value="345.639545117469">
            <text:p>345.6395451175</text:p>
          </table:table-cell>
          <table:table-cell table:formula="of:=ROUND([.C41])" office:value-type="float" office:value="346">
            <text:p>346</text:p>
          </table:table-cell>
          <table:table-cell/>
          <table:table-cell table:formula="of:=[.B41]*512*1024/16000000" office:value-type="float" office:value="5.40061789246046">
            <text:p>5.4006178925</text:p>
          </table:table-cell>
          <table:table-cell table:formula="of:=ROUND([.F41]*64)" office:value-type="float" office:value="346">
            <text:p>346</text:p>
          </table:table-cell>
          <table:table-cell/>
          <table:table-cell table:formula="of:=[.B41]*256*256*256/8000000" office:value-type="float" office:value="345.639545117469">
            <text:p>345.639545117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440*(2)^(([.A42]-57)/12)" office:value-type="float" office:value="174.614115716502">
            <text:p>174.6141157165</text:p>
          </table:table-cell>
          <table:table-cell table:formula="of:=[.B42]*512*256*256/16000000" office:value-type="float" office:value="366.192342003093">
            <text:p>366.1923420031</text:p>
          </table:table-cell>
          <table:table-cell table:formula="of:=ROUND([.C42])" office:value-type="float" office:value="366">
            <text:p>366</text:p>
          </table:table-cell>
          <table:table-cell/>
          <table:table-cell table:formula="of:=[.B42]*512*1024/16000000" office:value-type="float" office:value="5.72175534379834">
            <text:p>5.7217553438</text:p>
          </table:table-cell>
          <table:table-cell table:formula="of:=ROUND([.F42]*64)" office:value-type="float" office:value="366">
            <text:p>366</text:p>
          </table:table-cell>
          <table:table-cell/>
          <table:table-cell table:formula="of:=[.B42]*256*256*256/8000000" office:value-type="float" office:value="366.192342003093">
            <text:p>366.1923420031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440*(2)^(([.A43]-57)/12)" office:value-type="float" office:value="184.997211355817">
            <text:p>184.9972113558</text:p>
          </table:table-cell>
          <table:table-cell table:formula="of:=[.B43]*512*256*256/16000000" office:value-type="float" office:value="387.967271789275">
            <text:p>387.9672717893</text:p>
          </table:table-cell>
          <table:table-cell table:formula="of:=ROUND([.C43])" office:value-type="float" office:value="388">
            <text:p>388</text:p>
          </table:table-cell>
          <table:table-cell/>
          <table:table-cell table:formula="of:=[.B43]*512*1024/16000000" office:value-type="float" office:value="6.06198862170742">
            <text:p>6.0619886217</text:p>
          </table:table-cell>
          <table:table-cell table:formula="of:=ROUND([.F43]*64)" office:value-type="float" office:value="388">
            <text:p>388</text:p>
          </table:table-cell>
          <table:table-cell/>
          <table:table-cell table:formula="of:=[.B43]*256*256*256/8000000" office:value-type="float" office:value="387.967271789275">
            <text:p>387.9672717893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440*(2)^(([.A44]-57)/12)" office:value-type="float" office:value="195.997717990875">
            <text:p>195.9977179909</text:p>
          </table:table-cell>
          <table:table-cell table:formula="of:=[.B44]*512*256*256/16000000" office:value-type="float" office:value="411.037006279999">
            <text:p>411.03700628</text:p>
          </table:table-cell>
          <table:table-cell table:formula="of:=ROUND([.C44])" office:value-type="float" office:value="411">
            <text:p>411</text:p>
          </table:table-cell>
          <table:table-cell/>
          <table:table-cell table:formula="of:=[.B44]*512*1024/16000000" office:value-type="float" office:value="6.42245322312498">
            <text:p>6.4224532231</text:p>
          </table:table-cell>
          <table:table-cell table:formula="of:=ROUND([.F44]*64)" office:value-type="float" office:value="411">
            <text:p>411</text:p>
          </table:table-cell>
          <table:table-cell/>
          <table:table-cell table:formula="of:=[.B44]*256*256*256/8000000" office:value-type="float" office:value="411.037006279999">
            <text:p>411.03700628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440*(2)^(([.A45]-57)/12)" office:value-type="float" office:value="207.652348789973">
            <text:p>207.65234879</text:p>
          </table:table-cell>
          <table:table-cell table:formula="of:=[.B45]*512*256*256/16000000" office:value-type="float" office:value="435.478538569589">
            <text:p>435.4785385696</text:p>
          </table:table-cell>
          <table:table-cell table:formula="of:=ROUND([.C45])" office:value-type="float" office:value="435">
            <text:p>435</text:p>
          </table:table-cell>
          <table:table-cell/>
          <table:table-cell table:formula="of:=[.B45]*512*1024/16000000" office:value-type="float" office:value="6.80435216514982">
            <text:p>6.8043521651</text:p>
          </table:table-cell>
          <table:table-cell table:formula="of:=ROUND([.F45]*64)" office:value-type="float" office:value="435">
            <text:p>435</text:p>
          </table:table-cell>
          <table:table-cell/>
          <table:table-cell table:formula="of:=[.B45]*256*256*256/8000000" office:value-type="float" office:value="435.478538569589">
            <text:p>435.4785385696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440*(2)^(([.A46]-57)/12)" office:value-type="float" office:value="220">
            <text:p>220</text:p>
          </table:table-cell>
          <table:table-cell table:formula="of:=[.B46]*512*256*256/16000000" office:value-type="float" office:value="461.37344">
            <text:p>461.37344</text:p>
          </table:table-cell>
          <table:table-cell table:formula="of:=ROUND([.C46])" office:value-type="float" office:value="461">
            <text:p>461</text:p>
          </table:table-cell>
          <table:table-cell/>
          <table:table-cell table:formula="of:=[.B46]*512*1024/16000000" office:value-type="float" office:value="7.20896">
            <text:p>7.20896</text:p>
          </table:table-cell>
          <table:table-cell table:formula="of:=ROUND([.F46]*64)" office:value-type="float" office:value="461">
            <text:p>461</text:p>
          </table:table-cell>
          <table:table-cell/>
          <table:table-cell table:formula="of:=[.B46]*256*256*256/8000000" office:value-type="float" office:value="461.37344">
            <text:p>461.37344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440*(2)^(([.A47]-57)/12)" office:value-type="float" office:value="233.081880759045">
            <text:p>233.081880759</text:p>
          </table:table-cell>
          <table:table-cell table:formula="of:=[.B47]*512*256*256/16000000" office:value-type="float" office:value="488.808132397593">
            <text:p>488.8081323976</text:p>
          </table:table-cell>
          <table:table-cell table:formula="of:=ROUND([.C47])" office:value-type="float" office:value="489">
            <text:p>489</text:p>
          </table:table-cell>
          <table:table-cell/>
          <table:table-cell table:formula="of:=[.B47]*512*1024/16000000" office:value-type="float" office:value="7.63762706871239">
            <text:p>7.6376270687</text:p>
          </table:table-cell>
          <table:table-cell table:formula="of:=ROUND([.F47]*64)" office:value-type="float" office:value="489">
            <text:p>489</text:p>
          </table:table-cell>
          <table:table-cell/>
          <table:table-cell table:formula="of:=[.B47]*256*256*256/8000000" office:value-type="float" office:value="488.808132397593">
            <text:p>488.8081323976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440*(2)^(([.A48]-57)/12)" office:value-type="float" office:value="246.941650628062">
            <text:p>246.9416506281</text:p>
          </table:table-cell>
          <table:table-cell table:formula="of:=[.B48]*512*256*256/16000000" office:value-type="float" office:value="517.874176497942">
            <text:p>517.8741764979</text:p>
          </table:table-cell>
          <table:table-cell table:formula="of:=ROUND([.C48])" office:value-type="float" office:value="518">
            <text:p>518</text:p>
          </table:table-cell>
          <table:table-cell/>
          <table:table-cell table:formula="of:=[.B48]*512*1024/16000000" office:value-type="float" office:value="8.09178400778034">
            <text:p>8.0917840078</text:p>
          </table:table-cell>
          <table:table-cell table:formula="of:=ROUND([.F48]*64)" office:value-type="float" office:value="518">
            <text:p>518</text:p>
          </table:table-cell>
          <table:table-cell/>
          <table:table-cell table:formula="of:=[.B48]*256*256*256/8000000" office:value-type="float" office:value="517.874176497942">
            <text:p>517.8741764979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440*(2)^(([.A49]-57)/12)" office:value-type="float" office:value="261.625565300599">
            <text:p>261.6255653006</text:p>
          </table:table-cell>
          <table:table-cell table:formula="of:=[.B49]*512*256*256/16000000" office:value-type="float" office:value="548.668577521281">
            <text:p>548.6685775213</text:p>
          </table:table-cell>
          <table:table-cell table:formula="of:=ROUND([.C49])" office:value-type="float" office:value="549">
            <text:p>549</text:p>
          </table:table-cell>
          <table:table-cell/>
          <table:table-cell table:formula="of:=[.B49]*512*1024/16000000" office:value-type="float" office:value="8.57294652377002">
            <text:p>8.5729465238</text:p>
          </table:table-cell>
          <table:table-cell table:formula="of:=ROUND([.F49]*64)" office:value-type="float" office:value="549">
            <text:p>549</text:p>
          </table:table-cell>
          <table:table-cell/>
          <table:table-cell table:formula="of:=[.B49]*256*256*256/8000000" office:value-type="float" office:value="548.668577521281">
            <text:p>548.6685775213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440*(2)^(([.A50]-57)/12)" office:value-type="float" office:value="277.182630976872">
            <text:p>277.1826309769</text:p>
          </table:table-cell>
          <table:table-cell table:formula="of:=[.B50]*512*256*256/16000000" office:value-type="float" office:value="581.294108918409">
            <text:p>581.2941089184</text:p>
          </table:table-cell>
          <table:table-cell table:formula="of:=ROUND([.C50])" office:value-type="float" office:value="581">
            <text:p>581</text:p>
          </table:table-cell>
          <table:table-cell/>
          <table:table-cell table:formula="of:=[.B50]*512*1024/16000000" office:value-type="float" office:value="9.08272045185015">
            <text:p>9.0827204519</text:p>
          </table:table-cell>
          <table:table-cell table:formula="of:=ROUND([.F50]*64)" office:value-type="float" office:value="581">
            <text:p>581</text:p>
          </table:table-cell>
          <table:table-cell/>
          <table:table-cell table:formula="of:=[.B50]*256*256*256/8000000" office:value-type="float" office:value="581.294108918409">
            <text:p>581.2941089184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440*(2)^(([.A51]-57)/12)" office:value-type="float" office:value="293.664767917408">
            <text:p>293.6647679174</text:p>
          </table:table-cell>
          <table:table-cell table:formula="of:=[.B51]*512*256*256/16000000" office:value-type="float" office:value="615.859655367527">
            <text:p>615.8596553675</text:p>
          </table:table-cell>
          <table:table-cell table:formula="of:=ROUND([.C51])" office:value-type="float" office:value="616">
            <text:p>616</text:p>
          </table:table-cell>
          <table:table-cell/>
          <table:table-cell table:formula="of:=[.B51]*512*1024/16000000" office:value-type="float" office:value="9.62280711511761">
            <text:p>9.6228071151</text:p>
          </table:table-cell>
          <table:table-cell table:formula="of:=ROUND([.F51]*64)" office:value-type="float" office:value="616">
            <text:p>616</text:p>
          </table:table-cell>
          <table:table-cell/>
          <table:table-cell table:formula="of:=[.B51]*256*256*256/8000000" office:value-type="float" office:value="615.859655367527">
            <text:p>615.8596553675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440*(2)^(([.A52]-57)/12)" office:value-type="float" office:value="311.126983722081">
            <text:p>311.1269837221</text:p>
          </table:table-cell>
          <table:table-cell table:formula="of:=[.B52]*512*256*256/16000000" office:value-type="float" office:value="652.480576166729">
            <text:p>652.4805761667</text:p>
          </table:table-cell>
          <table:table-cell table:formula="of:=ROUND([.C52])" office:value-type="float" office:value="652">
            <text:p>652</text:p>
          </table:table-cell>
          <table:table-cell/>
          <table:table-cell table:formula="of:=[.B52]*512*1024/16000000" office:value-type="float" office:value="10.1950090026051">
            <text:p>10.1950090026</text:p>
          </table:table-cell>
          <table:table-cell table:formula="of:=ROUND([.F52]*64)" office:value-type="float" office:value="652">
            <text:p>652</text:p>
          </table:table-cell>
          <table:table-cell/>
          <table:table-cell table:formula="of:=[.B52]*256*256*256/8000000" office:value-type="float" office:value="652.480576166729">
            <text:p>652.4805761667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440*(2)^(([.A53]-57)/12)" office:value-type="float" office:value="329.62755691287">
            <text:p>329.6275569129</text:p>
          </table:table-cell>
          <table:table-cell table:formula="of:=[.B53]*512*256*256/16000000" office:value-type="float" office:value="691.279090234939">
            <text:p>691.2790902349</text:p>
          </table:table-cell>
          <table:table-cell table:formula="of:=ROUND([.C53])" office:value-type="float" office:value="691">
            <text:p>691</text:p>
          </table:table-cell>
          <table:table-cell/>
          <table:table-cell table:formula="of:=[.B53]*512*1024/16000000" office:value-type="float" office:value="10.8012357849209">
            <text:p>10.8012357849</text:p>
          </table:table-cell>
          <table:table-cell table:formula="of:=ROUND([.F53]*64)" office:value-type="float" office:value="691">
            <text:p>691</text:p>
          </table:table-cell>
          <table:table-cell/>
          <table:table-cell table:formula="of:=[.B53]*256*256*256/8000000" office:value-type="float" office:value="691.279090234939">
            <text:p>691.2790902349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440*(2)^(([.A54]-57)/12)" office:value-type="float" office:value="349.228231433004">
            <text:p>349.228231433</text:p>
          </table:table-cell>
          <table:table-cell table:formula="of:=[.B54]*512*256*256/16000000" office:value-type="float" office:value="732.384684006187">
            <text:p>732.3846840062</text:p>
          </table:table-cell>
          <table:table-cell table:formula="of:=ROUND([.C54])" office:value-type="float" office:value="732">
            <text:p>732</text:p>
          </table:table-cell>
          <table:table-cell/>
          <table:table-cell table:formula="of:=[.B54]*512*1024/16000000" office:value-type="float" office:value="11.4435106875967">
            <text:p>11.4435106876</text:p>
          </table:table-cell>
          <table:table-cell table:formula="of:=ROUND([.F54]*64)" office:value-type="float" office:value="732">
            <text:p>732</text:p>
          </table:table-cell>
          <table:table-cell/>
          <table:table-cell table:formula="of:=[.B54]*256*256*256/8000000" office:value-type="float" office:value="732.384684006187">
            <text:p>732.3846840062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440*(2)^(([.A55]-57)/12)" office:value-type="float" office:value="369.994422711634">
            <text:p>369.9944227116</text:p>
          </table:table-cell>
          <table:table-cell table:formula="of:=[.B55]*512*256*256/16000000" office:value-type="float" office:value="775.93454357855">
            <text:p>775.9345435786</text:p>
          </table:table-cell>
          <table:table-cell table:formula="of:=ROUND([.C55])" office:value-type="float" office:value="776">
            <text:p>776</text:p>
          </table:table-cell>
          <table:table-cell/>
          <table:table-cell table:formula="of:=[.B55]*512*1024/16000000" office:value-type="float" office:value="12.1239772434148">
            <text:p>12.1239772434</text:p>
          </table:table-cell>
          <table:table-cell table:formula="of:=ROUND([.F55]*64)" office:value-type="float" office:value="776">
            <text:p>776</text:p>
          </table:table-cell>
          <table:table-cell/>
          <table:table-cell table:formula="of:=[.B55]*256*256*256/8000000" office:value-type="float" office:value="775.93454357855">
            <text:p>775.9345435786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440*(2)^(([.A56]-57)/12)" office:value-type="float" office:value="391.995435981749">
            <text:p>391.9954359818</text:p>
          </table:table-cell>
          <table:table-cell table:formula="of:=[.B56]*512*256*256/16000000" office:value-type="float" office:value="822.074012559997">
            <text:p>822.07401256</text:p>
          </table:table-cell>
          <table:table-cell table:formula="of:=ROUND([.C56])" office:value-type="float" office:value="822">
            <text:p>822</text:p>
          </table:table-cell>
          <table:table-cell/>
          <table:table-cell table:formula="of:=[.B56]*512*1024/16000000" office:value-type="float" office:value="12.84490644625">
            <text:p>12.8449064463</text:p>
          </table:table-cell>
          <table:table-cell table:formula="of:=ROUND([.F56]*64)" office:value-type="float" office:value="822">
            <text:p>822</text:p>
          </table:table-cell>
          <table:table-cell/>
          <table:table-cell table:formula="of:=[.B56]*256*256*256/8000000" office:value-type="float" office:value="822.074012559997">
            <text:p>822.07401256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440*(2)^(([.A57]-57)/12)" office:value-type="float" office:value="415.304697579945">
            <text:p>415.3046975799</text:p>
          </table:table-cell>
          <table:table-cell table:formula="of:=[.B57]*512*256*256/16000000" office:value-type="float" office:value="870.957077139177">
            <text:p>870.9570771392</text:p>
          </table:table-cell>
          <table:table-cell table:formula="of:=ROUND([.C57])" office:value-type="float" office:value="871">
            <text:p>871</text:p>
          </table:table-cell>
          <table:table-cell/>
          <table:table-cell table:formula="of:=[.B57]*512*1024/16000000" office:value-type="float" office:value="13.6087043302996">
            <text:p>13.6087043303</text:p>
          </table:table-cell>
          <table:table-cell table:formula="of:=ROUND([.F57]*64)" office:value-type="float" office:value="871">
            <text:p>871</text:p>
          </table:table-cell>
          <table:table-cell/>
          <table:table-cell table:formula="of:=[.B57]*256*256*256/8000000" office:value-type="float" office:value="870.957077139177">
            <text:p>870.9570771392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440*(2)^(([.A58]-57)/12)" office:value-type="float" office:value="440">
            <text:p>440</text:p>
          </table:table-cell>
          <table:table-cell table:formula="of:=[.B58]*512*256*256/16000000" office:value-type="float" office:value="922.74688">
            <text:p>922.74688</text:p>
          </table:table-cell>
          <table:table-cell table:formula="of:=ROUND([.C58])" office:value-type="float" office:value="923">
            <text:p>923</text:p>
          </table:table-cell>
          <table:table-cell/>
          <table:table-cell table:formula="of:=[.B58]*512*1024/16000000" office:value-type="float" office:value="14.41792">
            <text:p>14.41792</text:p>
          </table:table-cell>
          <table:table-cell table:formula="of:=ROUND([.F58]*64)" office:value-type="float" office:value="923">
            <text:p>923</text:p>
          </table:table-cell>
          <table:table-cell/>
          <table:table-cell table:formula="of:=[.B58]*256*256*256/8000000" office:value-type="float" office:value="922.74688">
            <text:p>922.74688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440*(2)^(([.A59]-57)/12)" office:value-type="float" office:value="466.16376151809">
            <text:p>466.1637615181</text:p>
          </table:table-cell>
          <table:table-cell table:formula="of:=[.B59]*512*256*256/16000000" office:value-type="float" office:value="977.616264795185">
            <text:p>977.6162647952</text:p>
          </table:table-cell>
          <table:table-cell table:formula="of:=ROUND([.C59])" office:value-type="float" office:value="978">
            <text:p>978</text:p>
          </table:table-cell>
          <table:table-cell/>
          <table:table-cell table:formula="of:=[.B59]*512*1024/16000000" office:value-type="float" office:value="15.2752541374248">
            <text:p>15.2752541374</text:p>
          </table:table-cell>
          <table:table-cell table:formula="of:=ROUND([.F59]*64)" office:value-type="float" office:value="978">
            <text:p>978</text:p>
          </table:table-cell>
          <table:table-cell/>
          <table:table-cell table:formula="of:=[.B59]*256*256*256/8000000" office:value-type="float" office:value="977.616264795185">
            <text:p>977.6162647952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440*(2)^(([.A60]-57)/12)" office:value-type="float" office:value="493.883301256124">
            <text:p>493.8833012561</text:p>
          </table:table-cell>
          <table:table-cell table:formula="of:=[.B60]*512*256*256/16000000" office:value-type="float" office:value="1035.74835299588">
            <text:p>1035.7483529959</text:p>
          </table:table-cell>
          <table:table-cell table:formula="of:=ROUND([.C60])" office:value-type="float" office:value="1036">
            <text:p>1036</text:p>
          </table:table-cell>
          <table:table-cell/>
          <table:table-cell table:formula="of:=[.B60]*512*1024/16000000" office:value-type="float" office:value="16.1835680155607">
            <text:p>16.1835680156</text:p>
          </table:table-cell>
          <table:table-cell table:formula="of:=ROUND([.F60]*64)" office:value-type="float" office:value="1036">
            <text:p>1036</text:p>
          </table:table-cell>
          <table:table-cell/>
          <table:table-cell table:formula="of:=[.B60]*256*256*256/8000000" office:value-type="float" office:value="1035.74835299588">
            <text:p>1035.7483529959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440*(2)^(([.A61]-57)/12)" office:value-type="float" office:value="523.251130601197">
            <text:p>523.2511306012</text:p>
          </table:table-cell>
          <table:table-cell table:formula="of:=[.B61]*512*256*256/16000000" office:value-type="float" office:value="1097.33715504256">
            <text:p>1097.3371550426</text:p>
          </table:table-cell>
          <table:table-cell table:formula="of:=ROUND([.C61])" office:value-type="float" office:value="1097">
            <text:p>1097</text:p>
          </table:table-cell>
          <table:table-cell/>
          <table:table-cell table:formula="of:=[.B61]*512*1024/16000000" office:value-type="float" office:value="17.14589304754">
            <text:p>17.1458930475</text:p>
          </table:table-cell>
          <table:table-cell table:formula="of:=ROUND([.F61]*64)" office:value-type="float" office:value="1097">
            <text:p>1097</text:p>
          </table:table-cell>
          <table:table-cell/>
          <table:table-cell table:formula="of:=[.B61]*256*256*256/8000000" office:value-type="float" office:value="1097.33715504256">
            <text:p>1097.3371550426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440*(2)^(([.A62]-57)/12)" office:value-type="float" office:value="554.365261953744">
            <text:p>554.3652619537</text:p>
          </table:table-cell>
          <table:table-cell table:formula="of:=[.B62]*512*256*256/16000000" office:value-type="float" office:value="1162.58821783682">
            <text:p>1162.5882178368</text:p>
          </table:table-cell>
          <table:table-cell table:formula="of:=ROUND([.C62])" office:value-type="float" office:value="1163">
            <text:p>1163</text:p>
          </table:table-cell>
          <table:table-cell/>
          <table:table-cell table:formula="of:=[.B62]*512*1024/16000000" office:value-type="float" office:value="18.1654409037003">
            <text:p>18.1654409037</text:p>
          </table:table-cell>
          <table:table-cell table:formula="of:=ROUND([.F62]*64)" office:value-type="float" office:value="1163">
            <text:p>1163</text:p>
          </table:table-cell>
          <table:table-cell/>
          <table:table-cell table:formula="of:=[.B62]*256*256*256/8000000" office:value-type="float" office:value="1162.58821783682">
            <text:p>1162.5882178368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440*(2)^(([.A63]-57)/12)" office:value-type="float" office:value="587.329535834815">
            <text:p>587.3295358348</text:p>
          </table:table-cell>
          <table:table-cell table:formula="of:=[.B63]*512*256*256/16000000" office:value-type="float" office:value="1231.71931073505">
            <text:p>1231.7193107351</text:p>
          </table:table-cell>
          <table:table-cell table:formula="of:=ROUND([.C63])" office:value-type="float" office:value="1232">
            <text:p>1232</text:p>
          </table:table-cell>
          <table:table-cell/>
          <table:table-cell table:formula="of:=[.B63]*512*1024/16000000" office:value-type="float" office:value="19.2456142302352">
            <text:p>19.2456142302</text:p>
          </table:table-cell>
          <table:table-cell table:formula="of:=ROUND([.F63]*64)" office:value-type="float" office:value="1232">
            <text:p>1232</text:p>
          </table:table-cell>
          <table:table-cell/>
          <table:table-cell table:formula="of:=[.B63]*256*256*256/8000000" office:value-type="float" office:value="1231.71931073505">
            <text:p>1231.7193107351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440*(2)^(([.A64]-57)/12)" office:value-type="float" office:value="622.253967444162">
            <text:p>622.2539674442</text:p>
          </table:table-cell>
          <table:table-cell table:formula="of:=[.B64]*512*256*256/16000000" office:value-type="float" office:value="1304.96115233346">
            <text:p>1304.9611523335</text:p>
          </table:table-cell>
          <table:table-cell table:formula="of:=ROUND([.C64])" office:value-type="float" office:value="1305">
            <text:p>1305</text:p>
          </table:table-cell>
          <table:table-cell/>
          <table:table-cell table:formula="of:=[.B64]*512*1024/16000000" office:value-type="float" office:value="20.3900180052103">
            <text:p>20.3900180052</text:p>
          </table:table-cell>
          <table:table-cell table:formula="of:=ROUND([.F64]*64)" office:value-type="float" office:value="1305">
            <text:p>1305</text:p>
          </table:table-cell>
          <table:table-cell/>
          <table:table-cell table:formula="of:=[.B64]*256*256*256/8000000" office:value-type="float" office:value="1304.96115233346">
            <text:p>1304.9611523335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440*(2)^(([.A65]-57)/12)" office:value-type="float" office:value="659.25511382574">
            <text:p>659.2551138257</text:p>
          </table:table-cell>
          <table:table-cell table:formula="of:=[.B65]*512*256*256/16000000" office:value-type="float" office:value="1382.55818046988">
            <text:p>1382.5581804699</text:p>
          </table:table-cell>
          <table:table-cell table:formula="of:=ROUND([.C65])" office:value-type="float" office:value="1383">
            <text:p>1383</text:p>
          </table:table-cell>
          <table:table-cell/>
          <table:table-cell table:formula="of:=[.B65]*512*1024/16000000" office:value-type="float" office:value="21.6024715698418">
            <text:p>21.6024715698</text:p>
          </table:table-cell>
          <table:table-cell table:formula="of:=ROUND([.F65]*64)" office:value-type="float" office:value="1383">
            <text:p>1383</text:p>
          </table:table-cell>
          <table:table-cell/>
          <table:table-cell table:formula="of:=[.B65]*256*256*256/8000000" office:value-type="float" office:value="1382.55818046988">
            <text:p>1382.5581804699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440*(2)^(([.A66]-57)/12)" office:value-type="float" office:value="698.456462866008">
            <text:p>698.456462866</text:p>
          </table:table-cell>
          <table:table-cell table:formula="of:=[.B66]*512*256*256/16000000" office:value-type="float" office:value="1464.76936801237">
            <text:p>1464.7693680124</text:p>
          </table:table-cell>
          <table:table-cell table:formula="of:=ROUND([.C66])" office:value-type="float" office:value="1465">
            <text:p>1465</text:p>
          </table:table-cell>
          <table:table-cell/>
          <table:table-cell table:formula="of:=[.B66]*512*1024/16000000" office:value-type="float" office:value="22.8870213751933">
            <text:p>22.8870213752</text:p>
          </table:table-cell>
          <table:table-cell table:formula="of:=ROUND([.F66]*64)" office:value-type="float" office:value="1465">
            <text:p>1465</text:p>
          </table:table-cell>
          <table:table-cell/>
          <table:table-cell table:formula="of:=[.B66]*256*256*256/8000000" office:value-type="float" office:value="1464.76936801237">
            <text:p>1464.7693680124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440*(2)^(([.A67]-57)/12)" office:value-type="float" office:value="739.988845423269">
            <text:p>739.9888454233</text:p>
          </table:table-cell>
          <table:table-cell table:formula="of:=[.B67]*512*256*256/16000000" office:value-type="float" office:value="1551.8690871571">
            <text:p>1551.8690871571</text:p>
          </table:table-cell>
          <table:table-cell table:formula="of:=ROUND([.C67])" office:value-type="float" office:value="1552">
            <text:p>1552</text:p>
          </table:table-cell>
          <table:table-cell/>
          <table:table-cell table:formula="of:=[.B67]*512*1024/16000000" office:value-type="float" office:value="24.2479544868297">
            <text:p>24.2479544868</text:p>
          </table:table-cell>
          <table:table-cell table:formula="of:=ROUND([.F67]*64)" office:value-type="float" office:value="1552">
            <text:p>1552</text:p>
          </table:table-cell>
          <table:table-cell/>
          <table:table-cell table:formula="of:=[.B67]*256*256*256/8000000" office:value-type="float" office:value="1551.8690871571">
            <text:p>1551.8690871571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440*(2)^(([.A68]-57)/12)" office:value-type="float" office:value="783.990871963499">
            <text:p>783.9908719635</text:p>
          </table:table-cell>
          <table:table-cell table:formula="of:=[.B68]*512*256*256/16000000" office:value-type="float" office:value="1644.14802511999">
            <text:p>1644.14802512</text:p>
          </table:table-cell>
          <table:table-cell table:formula="of:=ROUND([.C68])" office:value-type="float" office:value="1644">
            <text:p>1644</text:p>
          </table:table-cell>
          <table:table-cell/>
          <table:table-cell table:formula="of:=[.B68]*512*1024/16000000" office:value-type="float" office:value="25.6898128924999">
            <text:p>25.6898128925</text:p>
          </table:table-cell>
          <table:table-cell table:formula="of:=ROUND([.F68]*64)" office:value-type="float" office:value="1644">
            <text:p>1644</text:p>
          </table:table-cell>
          <table:table-cell/>
          <table:table-cell table:formula="of:=[.B68]*256*256*256/8000000" office:value-type="float" office:value="1644.14802511999">
            <text:p>1644.14802512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440*(2)^(([.A69]-57)/12)" office:value-type="float" office:value="830.60939515989">
            <text:p>830.6093951599</text:p>
          </table:table-cell>
          <table:table-cell table:formula="of:=[.B69]*512*256*256/16000000" office:value-type="float" office:value="1741.91415427835">
            <text:p>1741.9141542784</text:p>
          </table:table-cell>
          <table:table-cell table:formula="of:=ROUND([.C69])" office:value-type="float" office:value="1742">
            <text:p>1742</text:p>
          </table:table-cell>
          <table:table-cell/>
          <table:table-cell table:formula="of:=[.B69]*512*1024/16000000" office:value-type="float" office:value="27.2174086605993">
            <text:p>27.2174086606</text:p>
          </table:table-cell>
          <table:table-cell table:formula="of:=ROUND([.F69]*64)" office:value-type="float" office:value="1742">
            <text:p>1742</text:p>
          </table:table-cell>
          <table:table-cell/>
          <table:table-cell table:formula="of:=[.B69]*256*256*256/8000000" office:value-type="float" office:value="1741.91415427835">
            <text:p>1741.9141542784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440*(2)^(([.A70]-57)/12)" office:value-type="float" office:value="880">
            <text:p>880</text:p>
          </table:table-cell>
          <table:table-cell table:formula="of:=[.B70]*512*256*256/16000000" office:value-type="float" office:value="1845.49376">
            <text:p>1845.49376</text:p>
          </table:table-cell>
          <table:table-cell table:formula="of:=ROUND([.C70])" office:value-type="float" office:value="1845">
            <text:p>1845</text:p>
          </table:table-cell>
          <table:table-cell/>
          <table:table-cell table:formula="of:=[.B70]*512*1024/16000000" office:value-type="float" office:value="28.83584">
            <text:p>28.83584</text:p>
          </table:table-cell>
          <table:table-cell table:formula="of:=ROUND([.F70]*64)" office:value-type="float" office:value="1845">
            <text:p>1845</text:p>
          </table:table-cell>
          <table:table-cell/>
          <table:table-cell table:formula="of:=[.B70]*256*256*256/8000000" office:value-type="float" office:value="1845.49376">
            <text:p>1845.49376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440*(2)^(([.A71]-57)/12)" office:value-type="float" office:value="932.32752303618">
            <text:p>932.3275230362</text:p>
          </table:table-cell>
          <table:table-cell table:formula="of:=[.B71]*512*256*256/16000000" office:value-type="float" office:value="1955.23252959037">
            <text:p>1955.2325295904</text:p>
          </table:table-cell>
          <table:table-cell table:formula="of:=ROUND([.C71])" office:value-type="float" office:value="1955">
            <text:p>1955</text:p>
          </table:table-cell>
          <table:table-cell/>
          <table:table-cell table:formula="of:=[.B71]*512*1024/16000000" office:value-type="float" office:value="30.5505082748495">
            <text:p>30.5505082748</text:p>
          </table:table-cell>
          <table:table-cell table:formula="of:=ROUND([.F71]*64)" office:value-type="float" office:value="1955">
            <text:p>1955</text:p>
          </table:table-cell>
          <table:table-cell/>
          <table:table-cell table:formula="of:=[.B71]*256*256*256/8000000" office:value-type="float" office:value="1955.23252959037">
            <text:p>1955.2325295904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440*(2)^(([.A72]-57)/12)" office:value-type="float" office:value="987.766602512248">
            <text:p>987.7666025122</text:p>
          </table:table-cell>
          <table:table-cell table:formula="of:=[.B72]*512*256*256/16000000" office:value-type="float" office:value="2071.49670599177">
            <text:p>2071.4967059918</text:p>
          </table:table-cell>
          <table:table-cell table:formula="of:=ROUND([.C72])" office:value-type="float" office:value="2071">
            <text:p>2071</text:p>
          </table:table-cell>
          <table:table-cell/>
          <table:table-cell table:formula="of:=[.B72]*512*1024/16000000" office:value-type="float" office:value="32.3671360311213">
            <text:p>32.3671360311</text:p>
          </table:table-cell>
          <table:table-cell table:formula="of:=ROUND([.F72]*64)" office:value-type="float" office:value="2071">
            <text:p>2071</text:p>
          </table:table-cell>
          <table:table-cell/>
          <table:table-cell table:formula="of:=[.B72]*256*256*256/8000000" office:value-type="float" office:value="2071.49670599177">
            <text:p>2071.4967059918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440*(2)^(([.A73]-57)/12)" office:value-type="float" office:value="1046.50226120239">
            <text:p>1046.5022612024</text:p>
          </table:table-cell>
          <table:table-cell table:formula="of:=[.B73]*512*256*256/16000000" office:value-type="float" office:value="2194.67431008512">
            <text:p>2194.6743100851</text:p>
          </table:table-cell>
          <table:table-cell table:formula="of:=ROUND([.C73])" office:value-type="float" office:value="2195">
            <text:p>2195</text:p>
          </table:table-cell>
          <table:table-cell/>
          <table:table-cell table:formula="of:=[.B73]*512*1024/16000000" office:value-type="float" office:value="34.2917860950801">
            <text:p>34.2917860951</text:p>
          </table:table-cell>
          <table:table-cell table:formula="of:=ROUND([.F73]*64)" office:value-type="float" office:value="2195">
            <text:p>2195</text:p>
          </table:table-cell>
          <table:table-cell/>
          <table:table-cell table:formula="of:=[.B73]*256*256*256/8000000" office:value-type="float" office:value="2194.67431008512">
            <text:p>2194.6743100851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440*(2)^(([.A74]-57)/12)" office:value-type="float" office:value="1108.73052390749">
            <text:p>1108.7305239075</text:p>
          </table:table-cell>
          <table:table-cell table:formula="of:=[.B74]*512*256*256/16000000" office:value-type="float" office:value="2325.17643567364">
            <text:p>2325.1764356736</text:p>
          </table:table-cell>
          <table:table-cell table:formula="of:=ROUND([.C74])" office:value-type="float" office:value="2325">
            <text:p>2325</text:p>
          </table:table-cell>
          <table:table-cell/>
          <table:table-cell table:formula="of:=[.B74]*512*1024/16000000" office:value-type="float" office:value="36.3308818074006">
            <text:p>36.3308818074</text:p>
          </table:table-cell>
          <table:table-cell table:formula="of:=ROUND([.F74]*64)" office:value-type="float" office:value="2325">
            <text:p>2325</text:p>
          </table:table-cell>
          <table:table-cell/>
          <table:table-cell table:formula="of:=[.B74]*256*256*256/8000000" office:value-type="float" office:value="2325.17643567364">
            <text:p>2325.1764356736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440*(2)^(([.A75]-57)/12)" office:value-type="float" office:value="1174.65907166963">
            <text:p>1174.6590716696</text:p>
          </table:table-cell>
          <table:table-cell table:formula="of:=[.B75]*512*256*256/16000000" office:value-type="float" office:value="2463.43862147011">
            <text:p>2463.4386214701</text:p>
          </table:table-cell>
          <table:table-cell table:formula="of:=ROUND([.C75])" office:value-type="float" office:value="2463">
            <text:p>2463</text:p>
          </table:table-cell>
          <table:table-cell/>
          <table:table-cell table:formula="of:=[.B75]*512*1024/16000000" office:value-type="float" office:value="38.4912284604704">
            <text:p>38.4912284605</text:p>
          </table:table-cell>
          <table:table-cell table:formula="of:=ROUND([.F75]*64)" office:value-type="float" office:value="2463">
            <text:p>2463</text:p>
          </table:table-cell>
          <table:table-cell/>
          <table:table-cell table:formula="of:=[.B75]*256*256*256/8000000" office:value-type="float" office:value="2463.43862147011">
            <text:p>2463.4386214701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440*(2)^(([.A76]-57)/12)" office:value-type="float" office:value="1244.50793488832">
            <text:p>1244.5079348883</text:p>
          </table:table-cell>
          <table:table-cell table:formula="of:=[.B76]*512*256*256/16000000" office:value-type="float" office:value="2609.92230466692">
            <text:p>2609.9223046669</text:p>
          </table:table-cell>
          <table:table-cell table:formula="of:=ROUND([.C76])" office:value-type="float" office:value="2610">
            <text:p>2610</text:p>
          </table:table-cell>
          <table:table-cell/>
          <table:table-cell table:formula="of:=[.B76]*512*1024/16000000" office:value-type="float" office:value="40.7800360104206">
            <text:p>40.7800360104</text:p>
          </table:table-cell>
          <table:table-cell table:formula="of:=ROUND([.F76]*64)" office:value-type="float" office:value="2610">
            <text:p>2610</text:p>
          </table:table-cell>
          <table:table-cell/>
          <table:table-cell table:formula="of:=[.B76]*256*256*256/8000000" office:value-type="float" office:value="2609.92230466692">
            <text:p>2609.9223046669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440*(2)^(([.A77]-57)/12)" office:value-type="float" office:value="1318.51022765148">
            <text:p>1318.5102276515</text:p>
          </table:table-cell>
          <table:table-cell table:formula="of:=[.B77]*512*256*256/16000000" office:value-type="float" office:value="2765.11636093976">
            <text:p>2765.1163609398</text:p>
          </table:table-cell>
          <table:table-cell table:formula="of:=ROUND([.C77])" office:value-type="float" office:value="2765">
            <text:p>2765</text:p>
          </table:table-cell>
          <table:table-cell/>
          <table:table-cell table:formula="of:=[.B77]*512*1024/16000000" office:value-type="float" office:value="43.2049431396837">
            <text:p>43.2049431397</text:p>
          </table:table-cell>
          <table:table-cell table:formula="of:=ROUND([.F77]*64)" office:value-type="float" office:value="2765">
            <text:p>2765</text:p>
          </table:table-cell>
          <table:table-cell/>
          <table:table-cell table:formula="of:=[.B77]*256*256*256/8000000" office:value-type="float" office:value="2765.11636093976">
            <text:p>2765.1163609398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440*(2)^(([.A78]-57)/12)" office:value-type="float" office:value="1396.91292573202">
            <text:p>1396.912925732</text:p>
          </table:table-cell>
          <table:table-cell table:formula="of:=[.B78]*512*256*256/16000000" office:value-type="float" office:value="2929.53873602475">
            <text:p>2929.5387360248</text:p>
          </table:table-cell>
          <table:table-cell table:formula="of:=ROUND([.C78])" office:value-type="float" office:value="2930">
            <text:p>2930</text:p>
          </table:table-cell>
          <table:table-cell/>
          <table:table-cell table:formula="of:=[.B78]*512*1024/16000000" office:value-type="float" office:value="45.7740427503867">
            <text:p>45.7740427504</text:p>
          </table:table-cell>
          <table:table-cell table:formula="of:=ROUND([.F78]*64)" office:value-type="float" office:value="2930">
            <text:p>2930</text:p>
          </table:table-cell>
          <table:table-cell/>
          <table:table-cell table:formula="of:=[.B78]*256*256*256/8000000" office:value-type="float" office:value="2929.53873602475">
            <text:p>2929.5387360248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440*(2)^(([.A79]-57)/12)" office:value-type="float" office:value="1479.97769084654">
            <text:p>1479.9776908465</text:p>
          </table:table-cell>
          <table:table-cell table:formula="of:=[.B79]*512*256*256/16000000" office:value-type="float" office:value="3103.7381743142">
            <text:p>3103.7381743142</text:p>
          </table:table-cell>
          <table:table-cell table:formula="of:=ROUND([.C79])" office:value-type="float" office:value="3104">
            <text:p>3104</text:p>
          </table:table-cell>
          <table:table-cell/>
          <table:table-cell table:formula="of:=[.B79]*512*1024/16000000" office:value-type="float" office:value="48.4959089736593">
            <text:p>48.4959089737</text:p>
          </table:table-cell>
          <table:table-cell table:formula="of:=ROUND([.F79]*64)" office:value-type="float" office:value="3104">
            <text:p>3104</text:p>
          </table:table-cell>
          <table:table-cell/>
          <table:table-cell table:formula="of:=[.B79]*256*256*256/8000000" office:value-type="float" office:value="3103.7381743142">
            <text:p>3103.7381743142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440*(2)^(([.A80]-57)/12)" office:value-type="float" office:value="1567.981743927">
            <text:p>1567.981743927</text:p>
          </table:table-cell>
          <table:table-cell table:formula="of:=[.B80]*512*256*256/16000000" office:value-type="float" office:value="3288.29605023999">
            <text:p>3288.29605024</text:p>
          </table:table-cell>
          <table:table-cell table:formula="of:=ROUND([.C80])" office:value-type="float" office:value="3288">
            <text:p>3288</text:p>
          </table:table-cell>
          <table:table-cell/>
          <table:table-cell table:formula="of:=[.B80]*512*1024/16000000" office:value-type="float" office:value="51.3796257849998">
            <text:p>51.379625785</text:p>
          </table:table-cell>
          <table:table-cell table:formula="of:=ROUND([.F80]*64)" office:value-type="float" office:value="3288">
            <text:p>3288</text:p>
          </table:table-cell>
          <table:table-cell/>
          <table:table-cell table:formula="of:=[.B80]*256*256*256/8000000" office:value-type="float" office:value="3288.29605023999">
            <text:p>3288.29605024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440*(2)^(([.A81]-57)/12)" office:value-type="float" office:value="1661.21879031978">
            <text:p>1661.2187903198</text:p>
          </table:table-cell>
          <table:table-cell table:formula="of:=[.B81]*512*256*256/16000000" office:value-type="float" office:value="3483.82830855671">
            <text:p>3483.8283085567</text:p>
          </table:table-cell>
          <table:table-cell table:formula="of:=ROUND([.C81])" office:value-type="float" office:value="3484">
            <text:p>3484</text:p>
          </table:table-cell>
          <table:table-cell/>
          <table:table-cell table:formula="of:=[.B81]*512*1024/16000000" office:value-type="float" office:value="54.4348173211986">
            <text:p>54.4348173212</text:p>
          </table:table-cell>
          <table:table-cell table:formula="of:=ROUND([.F81]*64)" office:value-type="float" office:value="3484">
            <text:p>3484</text:p>
          </table:table-cell>
          <table:table-cell/>
          <table:table-cell table:formula="of:=[.B81]*256*256*256/8000000" office:value-type="float" office:value="3483.82830855671">
            <text:p>3483.8283085567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table:formula="of:=440*(2)^(([.A82]-57)/12)" office:value-type="float" office:value="1760">
            <text:p>1760</text:p>
          </table:table-cell>
          <table:table-cell table:formula="of:=[.B82]*512*256*256/16000000" office:value-type="float" office:value="3690.98752">
            <text:p>3690.98752</text:p>
          </table:table-cell>
          <table:table-cell table:formula="of:=ROUND([.C82])" office:value-type="float" office:value="3691">
            <text:p>3691</text:p>
          </table:table-cell>
          <table:table-cell/>
          <table:table-cell table:formula="of:=[.B82]*512*1024/16000000" office:value-type="float" office:value="57.67168">
            <text:p>57.67168</text:p>
          </table:table-cell>
          <table:table-cell table:formula="of:=ROUND([.F82]*64)" office:value-type="float" office:value="3691">
            <text:p>3691</text:p>
          </table:table-cell>
          <table:table-cell/>
          <table:table-cell table:formula="of:=[.B82]*256*256*256/8000000" office:value-type="float" office:value="3690.98752">
            <text:p>3690.98752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table:formula="of:=440*(2)^(([.A83]-57)/12)" office:value-type="float" office:value="1864.65504607236">
            <text:p>1864.6550460724</text:p>
          </table:table-cell>
          <table:table-cell table:formula="of:=[.B83]*512*256*256/16000000" office:value-type="float" office:value="3910.46505918074">
            <text:p>3910.4650591808</text:p>
          </table:table-cell>
          <table:table-cell table:formula="of:=ROUND([.C83])" office:value-type="float" office:value="3910">
            <text:p>3910</text:p>
          </table:table-cell>
          <table:table-cell/>
          <table:table-cell table:formula="of:=[.B83]*512*1024/16000000" office:value-type="float" office:value="61.1010165496991">
            <text:p>61.1010165497</text:p>
          </table:table-cell>
          <table:table-cell table:formula="of:=ROUND([.F83]*64)" office:value-type="float" office:value="3910">
            <text:p>3910</text:p>
          </table:table-cell>
          <table:table-cell/>
          <table:table-cell table:formula="of:=[.B83]*256*256*256/8000000" office:value-type="float" office:value="3910.46505918074">
            <text:p>3910.4650591808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table:formula="of:=440*(2)^(([.A84]-57)/12)" office:value-type="float" office:value="1975.5332050245">
            <text:p>1975.5332050245</text:p>
          </table:table-cell>
          <table:table-cell table:formula="of:=[.B84]*512*256*256/16000000" office:value-type="float" office:value="4142.99341198353">
            <text:p>4142.9934119835</text:p>
          </table:table-cell>
          <table:table-cell table:formula="of:=ROUND([.C84])" office:value-type="float" office:value="4143">
            <text:p>4143</text:p>
          </table:table-cell>
          <table:table-cell/>
          <table:table-cell table:formula="of:=[.B84]*512*1024/16000000" office:value-type="float" office:value="64.7342720622427">
            <text:p>64.7342720622</text:p>
          </table:table-cell>
          <table:table-cell table:formula="of:=ROUND([.F84]*64)" office:value-type="float" office:value="4143">
            <text:p>4143</text:p>
          </table:table-cell>
          <table:table-cell/>
          <table:table-cell table:formula="of:=[.B84]*256*256*256/8000000" office:value-type="float" office:value="4142.99341198353">
            <text:p>4142.9934119835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table:formula="of:=440*(2)^(([.A85]-57)/12)" office:value-type="float" office:value="2093.00452240479">
            <text:p>2093.0045224048</text:p>
          </table:table-cell>
          <table:table-cell table:formula="of:=[.B85]*512*256*256/16000000" office:value-type="float" office:value="4389.34862017025">
            <text:p>4389.3486201703</text:p>
          </table:table-cell>
          <table:table-cell table:formula="of:=ROUND([.C85])" office:value-type="float" office:value="4389">
            <text:p>4389</text:p>
          </table:table-cell>
          <table:table-cell/>
          <table:table-cell table:formula="of:=[.B85]*512*1024/16000000" office:value-type="float" office:value="68.5835721901601">
            <text:p>68.5835721902</text:p>
          </table:table-cell>
          <table:table-cell table:formula="of:=ROUND([.F85]*64)" office:value-type="float" office:value="4389">
            <text:p>4389</text:p>
          </table:table-cell>
          <table:table-cell/>
          <table:table-cell table:formula="of:=[.B85]*256*256*256/8000000" office:value-type="float" office:value="4389.34862017025">
            <text:p>4389.3486201703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table:formula="of:=440*(2)^(([.A86]-57)/12)" office:value-type="float" office:value="2217.46104781498">
            <text:p>2217.461047815</text:p>
          </table:table-cell>
          <table:table-cell table:formula="of:=[.B86]*512*256*256/16000000" office:value-type="float" office:value="4650.35287134727">
            <text:p>4650.3528713473</text:p>
          </table:table-cell>
          <table:table-cell table:formula="of:=ROUND([.C86])" office:value-type="float" office:value="4650">
            <text:p>4650</text:p>
          </table:table-cell>
          <table:table-cell/>
          <table:table-cell table:formula="of:=[.B86]*512*1024/16000000" office:value-type="float" office:value="72.6617636148012">
            <text:p>72.6617636148</text:p>
          </table:table-cell>
          <table:table-cell table:formula="of:=ROUND([.F86]*64)" office:value-type="float" office:value="4650">
            <text:p>4650</text:p>
          </table:table-cell>
          <table:table-cell/>
          <table:table-cell table:formula="of:=[.B86]*256*256*256/8000000" office:value-type="float" office:value="4650.35287134727">
            <text:p>4650.3528713473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table:formula="of:=440*(2)^(([.A87]-57)/12)" office:value-type="float" office:value="2349.31814333926">
            <text:p>2349.3181433393</text:p>
          </table:table-cell>
          <table:table-cell table:formula="of:=[.B87]*512*256*256/16000000" office:value-type="float" office:value="4926.87724294022">
            <text:p>4926.8772429402</text:p>
          </table:table-cell>
          <table:table-cell table:formula="of:=ROUND([.C87])" office:value-type="float" office:value="4927">
            <text:p>4927</text:p>
          </table:table-cell>
          <table:table-cell/>
          <table:table-cell table:formula="of:=[.B87]*512*1024/16000000" office:value-type="float" office:value="76.9824569209409">
            <text:p>76.9824569209</text:p>
          </table:table-cell>
          <table:table-cell table:formula="of:=ROUND([.F87]*64)" office:value-type="float" office:value="4927">
            <text:p>4927</text:p>
          </table:table-cell>
          <table:table-cell/>
          <table:table-cell table:formula="of:=[.B87]*256*256*256/8000000" office:value-type="float" office:value="4926.87724294022">
            <text:p>4926.8772429402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table:formula="of:=440*(2)^(([.A88]-57)/12)" office:value-type="float" office:value="2489.01586977665">
            <text:p>2489.0158697767</text:p>
          </table:table-cell>
          <table:table-cell table:formula="of:=[.B88]*512*256*256/16000000" office:value-type="float" office:value="5219.84460933384">
            <text:p>5219.8446093338</text:p>
          </table:table-cell>
          <table:table-cell table:formula="of:=ROUND([.C88])" office:value-type="float" office:value="5220">
            <text:p>5220</text:p>
          </table:table-cell>
          <table:table-cell/>
          <table:table-cell table:formula="of:=[.B88]*512*1024/16000000" office:value-type="float" office:value="81.5600720208412">
            <text:p>81.5600720208</text:p>
          </table:table-cell>
          <table:table-cell table:formula="of:=ROUND([.F88]*64)" office:value-type="float" office:value="5220">
            <text:p>5220</text:p>
          </table:table-cell>
          <table:table-cell/>
          <table:table-cell table:formula="of:=[.B88]*256*256*256/8000000" office:value-type="float" office:value="5219.84460933384">
            <text:p>5219.8446093338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table:formula="of:=440*(2)^(([.A89]-57)/12)" office:value-type="float" office:value="2637.02045530296">
            <text:p>2637.020455303</text:p>
          </table:table-cell>
          <table:table-cell table:formula="of:=[.B89]*512*256*256/16000000" office:value-type="float" office:value="5530.23272187951">
            <text:p>5530.2327218795</text:p>
          </table:table-cell>
          <table:table-cell table:formula="of:=ROUND([.C89])" office:value-type="float" office:value="5530">
            <text:p>5530</text:p>
          </table:table-cell>
          <table:table-cell/>
          <table:table-cell table:formula="of:=[.B89]*512*1024/16000000" office:value-type="float" office:value="86.4098862793674">
            <text:p>86.4098862794</text:p>
          </table:table-cell>
          <table:table-cell table:formula="of:=ROUND([.F89]*64)" office:value-type="float" office:value="5530">
            <text:p>5530</text:p>
          </table:table-cell>
          <table:table-cell/>
          <table:table-cell table:formula="of:=[.B89]*256*256*256/8000000" office:value-type="float" office:value="5530.23272187951">
            <text:p>5530.2327218795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table:formula="of:=440*(2)^(([.A90]-57)/12)" office:value-type="float" office:value="2793.82585146403">
            <text:p>2793.825851464</text:p>
          </table:table-cell>
          <table:table-cell table:formula="of:=[.B90]*512*256*256/16000000" office:value-type="float" office:value="5859.0774720495">
            <text:p>5859.0774720495</text:p>
          </table:table-cell>
          <table:table-cell table:formula="of:=ROUND([.C90])" office:value-type="float" office:value="5859">
            <text:p>5859</text:p>
          </table:table-cell>
          <table:table-cell/>
          <table:table-cell table:formula="of:=[.B90]*512*1024/16000000" office:value-type="float" office:value="91.5480855007734">
            <text:p>91.5480855008</text:p>
          </table:table-cell>
          <table:table-cell table:formula="of:=ROUND([.F90]*64)" office:value-type="float" office:value="5859">
            <text:p>5859</text:p>
          </table:table-cell>
          <table:table-cell/>
          <table:table-cell table:formula="of:=[.B90]*256*256*256/8000000" office:value-type="float" office:value="5859.0774720495">
            <text:p>5859.0774720495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table:formula="of:=440*(2)^(([.A91]-57)/12)" office:value-type="float" office:value="2959.95538169308">
            <text:p>2959.9553816931</text:p>
          </table:table-cell>
          <table:table-cell table:formula="of:=[.B91]*512*256*256/16000000" office:value-type="float" office:value="6207.4763486284">
            <text:p>6207.4763486284</text:p>
          </table:table-cell>
          <table:table-cell table:formula="of:=ROUND([.C91])" office:value-type="float" office:value="6207">
            <text:p>6207</text:p>
          </table:table-cell>
          <table:table-cell/>
          <table:table-cell table:formula="of:=[.B91]*512*1024/16000000" office:value-type="float" office:value="96.9918179473187">
            <text:p>96.9918179473</text:p>
          </table:table-cell>
          <table:table-cell table:formula="of:=ROUND([.F91]*64)" office:value-type="float" office:value="6207">
            <text:p>6207</text:p>
          </table:table-cell>
          <table:table-cell/>
          <table:table-cell table:formula="of:=[.B91]*256*256*256/8000000" office:value-type="float" office:value="6207.4763486284">
            <text:p>6207.4763486284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table:formula="of:=440*(2)^(([.A92]-57)/12)" office:value-type="float" office:value="3135.96348785399">
            <text:p>3135.963487854</text:p>
          </table:table-cell>
          <table:table-cell table:formula="of:=[.B92]*512*256*256/16000000" office:value-type="float" office:value="6576.59210047998">
            <text:p>6576.59210048</text:p>
          </table:table-cell>
          <table:table-cell table:formula="of:=ROUND([.C92])" office:value-type="float" office:value="6577">
            <text:p>6577</text:p>
          </table:table-cell>
          <table:table-cell/>
          <table:table-cell table:formula="of:=[.B92]*512*1024/16000000" office:value-type="float" office:value="102.75925157">
            <text:p>102.75925157</text:p>
          </table:table-cell>
          <table:table-cell table:formula="of:=ROUND([.F92]*64)" office:value-type="float" office:value="6577">
            <text:p>6577</text:p>
          </table:table-cell>
          <table:table-cell/>
          <table:table-cell table:formula="of:=[.B92]*256*256*256/8000000" office:value-type="float" office:value="6576.59210047998">
            <text:p>6576.59210048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table:formula="of:=440*(2)^(([.A93]-57)/12)" office:value-type="float" office:value="3322.43758063956">
            <text:p>3322.4375806396</text:p>
          </table:table-cell>
          <table:table-cell table:formula="of:=[.B93]*512*256*256/16000000" office:value-type="float" office:value="6967.65661711342">
            <text:p>6967.6566171134</text:p>
          </table:table-cell>
          <table:table-cell table:formula="of:=ROUND([.C93])" office:value-type="float" office:value="6968">
            <text:p>6968</text:p>
          </table:table-cell>
          <table:table-cell/>
          <table:table-cell table:formula="of:=[.B93]*512*1024/16000000" office:value-type="float" office:value="108.869634642397">
            <text:p>108.8696346424</text:p>
          </table:table-cell>
          <table:table-cell table:formula="of:=ROUND([.F93]*64)" office:value-type="float" office:value="6968">
            <text:p>6968</text:p>
          </table:table-cell>
          <table:table-cell/>
          <table:table-cell table:formula="of:=[.B93]*256*256*256/8000000" office:value-type="float" office:value="6967.65661711342">
            <text:p>6967.6566171134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table:formula="of:=440*(2)^(([.A94]-57)/12)" office:value-type="float" office:value="3520">
            <text:p>3520</text:p>
          </table:table-cell>
          <table:table-cell table:formula="of:=[.B94]*512*256*256/16000000" office:value-type="float" office:value="7381.97504">
            <text:p>7381.97504</text:p>
          </table:table-cell>
          <table:table-cell table:formula="of:=ROUND([.C94])" office:value-type="float" office:value="7382">
            <text:p>7382</text:p>
          </table:table-cell>
          <table:table-cell/>
          <table:table-cell table:formula="of:=[.B94]*512*1024/16000000" office:value-type="float" office:value="115.34336">
            <text:p>115.34336</text:p>
          </table:table-cell>
          <table:table-cell table:formula="of:=ROUND([.F94]*64)" office:value-type="float" office:value="7382">
            <text:p>7382</text:p>
          </table:table-cell>
          <table:table-cell/>
          <table:table-cell table:formula="of:=[.B94]*256*256*256/8000000" office:value-type="float" office:value="7381.97504">
            <text:p>7381.97504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table:formula="of:=440*(2)^(([.A95]-57)/12)" office:value-type="float" office:value="3729.31009214472">
            <text:p>3729.3100921447</text:p>
          </table:table-cell>
          <table:table-cell table:formula="of:=[.B95]*512*256*256/16000000" office:value-type="float" office:value="7820.93011836148">
            <text:p>7820.9301183615</text:p>
          </table:table-cell>
          <table:table-cell table:formula="of:=ROUND([.C95])" office:value-type="float" office:value="7821">
            <text:p>7821</text:p>
          </table:table-cell>
          <table:table-cell/>
          <table:table-cell table:formula="of:=[.B95]*512*1024/16000000" office:value-type="float" office:value="122.202033099398">
            <text:p>122.2020330994</text:p>
          </table:table-cell>
          <table:table-cell table:formula="of:=ROUND([.F95]*64)" office:value-type="float" office:value="7821">
            <text:p>7821</text:p>
          </table:table-cell>
          <table:table-cell/>
          <table:table-cell table:formula="of:=[.B95]*256*256*256/8000000" office:value-type="float" office:value="7820.93011836148">
            <text:p>7820.9301183615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table:formula="of:=440*(2)^(([.A96]-57)/12)" office:value-type="float" office:value="3951.06641004899">
            <text:p>3951.066410049</text:p>
          </table:table-cell>
          <table:table-cell table:formula="of:=[.B96]*512*256*256/16000000" office:value-type="float" office:value="8285.98682396706">
            <text:p>8285.9868239671</text:p>
          </table:table-cell>
          <table:table-cell table:formula="of:=ROUND([.C96])" office:value-type="float" office:value="8286">
            <text:p>8286</text:p>
          </table:table-cell>
          <table:table-cell/>
          <table:table-cell table:formula="of:=[.B96]*512*1024/16000000" office:value-type="float" office:value="129.468544124485">
            <text:p>129.4685441245</text:p>
          </table:table-cell>
          <table:table-cell table:formula="of:=ROUND([.F96]*64)" office:value-type="float" office:value="8286">
            <text:p>8286</text:p>
          </table:table-cell>
          <table:table-cell/>
          <table:table-cell table:formula="of:=[.B96]*256*256*256/8000000" office:value-type="float" office:value="8285.98682396706">
            <text:p>8285.9868239671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table:formula="of:=440*(2)^(([.A97]-57)/12)" office:value-type="float" office:value="4186.00904480958">
            <text:p>4186.0090448096</text:p>
          </table:table-cell>
          <table:table-cell table:formula="of:=[.B97]*512*256*256/16000000" office:value-type="float" office:value="8778.6972403405">
            <text:p>8778.6972403405</text:p>
          </table:table-cell>
          <table:table-cell table:formula="of:=ROUND([.C97])" office:value-type="float" office:value="8779">
            <text:p>8779</text:p>
          </table:table-cell>
          <table:table-cell/>
          <table:table-cell table:formula="of:=[.B97]*512*1024/16000000" office:value-type="float" office:value="137.16714438032">
            <text:p>137.1671443803</text:p>
          </table:table-cell>
          <table:table-cell table:formula="of:=ROUND([.F97]*64)" office:value-type="float" office:value="8779">
            <text:p>8779</text:p>
          </table:table-cell>
          <table:table-cell/>
          <table:table-cell table:formula="of:=[.B97]*256*256*256/8000000" office:value-type="float" office:value="8778.6972403405">
            <text:p>8778.6972403405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table:formula="of:=440*(2)^(([.A98]-57)/12)" office:value-type="float" office:value="4434.92209562995">
            <text:p>4434.92209563</text:p>
          </table:table-cell>
          <table:table-cell table:formula="of:=[.B98]*512*256*256/16000000" office:value-type="float" office:value="9300.70574269455">
            <text:p>9300.7057426946</text:p>
          </table:table-cell>
          <table:table-cell table:formula="of:=ROUND([.C98])" office:value-type="float" office:value="9301">
            <text:p>9301</text:p>
          </table:table-cell>
          <table:table-cell/>
          <table:table-cell table:formula="of:=[.B98]*512*1024/16000000" office:value-type="float" office:value="145.323527229602">
            <text:p>145.3235272296</text:p>
          </table:table-cell>
          <table:table-cell table:formula="of:=ROUND([.F98]*64)" office:value-type="float" office:value="9301">
            <text:p>9301</text:p>
          </table:table-cell>
          <table:table-cell/>
          <table:table-cell table:formula="of:=[.B98]*256*256*256/8000000" office:value-type="float" office:value="9300.70574269455">
            <text:p>9300.7057426946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table:formula="of:=440*(2)^(([.A99]-57)/12)" office:value-type="float" office:value="4698.63628667852">
            <text:p>4698.6362866785</text:p>
          </table:table-cell>
          <table:table-cell table:formula="of:=[.B99]*512*256*256/16000000" office:value-type="float" office:value="9853.75448588043">
            <text:p>9853.7544858804</text:p>
          </table:table-cell>
          <table:table-cell table:formula="of:=ROUND([.C99])" office:value-type="float" office:value="9854">
            <text:p>9854</text:p>
          </table:table-cell>
          <table:table-cell/>
          <table:table-cell table:formula="of:=[.B99]*512*1024/16000000" office:value-type="float" office:value="153.964913841882">
            <text:p>153.9649138419</text:p>
          </table:table-cell>
          <table:table-cell table:formula="of:=ROUND([.F99]*64)" office:value-type="float" office:value="9854">
            <text:p>9854</text:p>
          </table:table-cell>
          <table:table-cell/>
          <table:table-cell table:formula="of:=[.B99]*256*256*256/8000000" office:value-type="float" office:value="9853.75448588043">
            <text:p>9853.7544858804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table:formula="of:=440*(2)^(([.A100]-57)/12)" office:value-type="float" office:value="4978.0317395533">
            <text:p>4978.0317395533</text:p>
          </table:table-cell>
          <table:table-cell table:formula="of:=[.B100]*512*256*256/16000000" office:value-type="float" office:value="10439.6892186677">
            <text:p>10439.6892186677</text:p>
          </table:table-cell>
          <table:table-cell table:formula="of:=ROUND([.C100])" office:value-type="float" office:value="10440">
            <text:p>10440</text:p>
          </table:table-cell>
          <table:table-cell/>
          <table:table-cell table:formula="of:=[.B100]*512*1024/16000000" office:value-type="float" office:value="163.120144041682">
            <text:p>163.1201440417</text:p>
          </table:table-cell>
          <table:table-cell table:formula="of:=ROUND([.F100]*64)" office:value-type="float" office:value="10440">
            <text:p>10440</text:p>
          </table:table-cell>
          <table:table-cell/>
          <table:table-cell table:formula="of:=[.B100]*256*256*256/8000000" office:value-type="float" office:value="10439.6892186677">
            <text:p>10439.6892186677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table:formula="of:=440*(2)^(([.A101]-57)/12)" office:value-type="float" office:value="5274.04091060592">
            <text:p>5274.0409106059</text:p>
          </table:table-cell>
          <table:table-cell table:formula="of:=[.B101]*512*256*256/16000000" office:value-type="float" office:value="11060.465443759">
            <text:p>11060.465443759</text:p>
          </table:table-cell>
          <table:table-cell table:formula="of:=ROUND([.C101])" office:value-type="float" office:value="11060">
            <text:p>11060</text:p>
          </table:table-cell>
          <table:table-cell/>
          <table:table-cell table:formula="of:=[.B101]*512*1024/16000000" office:value-type="float" office:value="172.819772558735">
            <text:p>172.8197725587</text:p>
          </table:table-cell>
          <table:table-cell table:formula="of:=ROUND([.F101]*64)" office:value-type="float" office:value="11060">
            <text:p>11060</text:p>
          </table:table-cell>
          <table:table-cell/>
          <table:table-cell table:formula="of:=[.B101]*256*256*256/8000000" office:value-type="float" office:value="11060.465443759">
            <text:p>11060.465443759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table:formula="of:=440*(2)^(([.A102]-57)/12)" office:value-type="float" office:value="5587.65170292806">
            <text:p>5587.6517029281</text:p>
          </table:table-cell>
          <table:table-cell table:formula="of:=[.B102]*512*256*256/16000000" office:value-type="float" office:value="11718.154944099">
            <text:p>11718.154944099</text:p>
          </table:table-cell>
          <table:table-cell table:formula="of:=ROUND([.C102])" office:value-type="float" office:value="11718">
            <text:p>11718</text:p>
          </table:table-cell>
          <table:table-cell/>
          <table:table-cell table:formula="of:=[.B102]*512*1024/16000000" office:value-type="float" office:value="183.096171001547">
            <text:p>183.0961710015</text:p>
          </table:table-cell>
          <table:table-cell table:formula="of:=ROUND([.F102]*64)" office:value-type="float" office:value="11718">
            <text:p>11718</text:p>
          </table:table-cell>
          <table:table-cell/>
          <table:table-cell table:formula="of:=[.B102]*256*256*256/8000000" office:value-type="float" office:value="11718.154944099">
            <text:p>11718.154944099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table:formula="of:=440*(2)^(([.A103]-57)/12)" office:value-type="float" office:value="5919.91076338615">
            <text:p>5919.9107633862</text:p>
          </table:table-cell>
          <table:table-cell table:formula="of:=[.B103]*512*256*256/16000000" office:value-type="float" office:value="12414.9526972568">
            <text:p>12414.9526972568</text:p>
          </table:table-cell>
          <table:table-cell table:formula="of:=ROUND([.C103])" office:value-type="float" office:value="12415">
            <text:p>12415</text:p>
          </table:table-cell>
          <table:table-cell/>
          <table:table-cell table:formula="of:=[.B103]*512*1024/16000000" office:value-type="float" office:value="193.983635894637">
            <text:p>193.9836358946</text:p>
          </table:table-cell>
          <table:table-cell table:formula="of:=ROUND([.F103]*64)" office:value-type="float" office:value="12415">
            <text:p>12415</text:p>
          </table:table-cell>
          <table:table-cell/>
          <table:table-cell table:formula="of:=[.B103]*256*256*256/8000000" office:value-type="float" office:value="12414.9526972568">
            <text:p>12414.9526972568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table:formula="of:=440*(2)^(([.A104]-57)/12)" office:value-type="float" office:value="6271.92697570799">
            <text:p>6271.926975708</text:p>
          </table:table-cell>
          <table:table-cell table:formula="of:=[.B104]*512*256*256/16000000" office:value-type="float" office:value="13153.18420096">
            <text:p>13153.18420096</text:p>
          </table:table-cell>
          <table:table-cell table:formula="of:=ROUND([.C104])" office:value-type="float" office:value="13153">
            <text:p>13153</text:p>
          </table:table-cell>
          <table:table-cell/>
          <table:table-cell table:formula="of:=[.B104]*512*1024/16000000" office:value-type="float" office:value="205.518503139999">
            <text:p>205.51850314</text:p>
          </table:table-cell>
          <table:table-cell table:formula="of:=ROUND([.F104]*64)" office:value-type="float" office:value="13153">
            <text:p>13153</text:p>
          </table:table-cell>
          <table:table-cell/>
          <table:table-cell table:formula="of:=[.B104]*256*256*256/8000000" office:value-type="float" office:value="13153.18420096">
            <text:p>13153.18420096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table:formula="of:=440*(2)^(([.A105]-57)/12)" office:value-type="float" office:value="6644.87516127912">
            <text:p>6644.8751612791</text:p>
          </table:table-cell>
          <table:table-cell table:formula="of:=[.B105]*512*256*256/16000000" office:value-type="float" office:value="13935.3132342268">
            <text:p>13935.3132342268</text:p>
          </table:table-cell>
          <table:table-cell table:formula="of:=ROUND([.C105])" office:value-type="float" office:value="13935">
            <text:p>13935</text:p>
          </table:table-cell>
          <table:table-cell/>
          <table:table-cell table:formula="of:=[.B105]*512*1024/16000000" office:value-type="float" office:value="217.739269284794">
            <text:p>217.7392692848</text:p>
          </table:table-cell>
          <table:table-cell table:formula="of:=ROUND([.F105]*64)" office:value-type="float" office:value="13935">
            <text:p>13935</text:p>
          </table:table-cell>
          <table:table-cell/>
          <table:table-cell table:formula="of:=[.B105]*256*256*256/8000000" office:value-type="float" office:value="13935.3132342268">
            <text:p>13935.3132342268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table:formula="of:=440*(2)^(([.A106]-57)/12)" office:value-type="float" office:value="7040">
            <text:p>7040</text:p>
          </table:table-cell>
          <table:table-cell table:formula="of:=[.B106]*512*256*256/16000000" office:value-type="float" office:value="14763.95008">
            <text:p>14763.95008</text:p>
          </table:table-cell>
          <table:table-cell table:formula="of:=ROUND([.C106])" office:value-type="float" office:value="14764">
            <text:p>14764</text:p>
          </table:table-cell>
          <table:table-cell/>
          <table:table-cell table:formula="of:=[.B106]*512*1024/16000000" office:value-type="float" office:value="230.68672">
            <text:p>230.68672</text:p>
          </table:table-cell>
          <table:table-cell table:formula="of:=ROUND([.F106]*64)" office:value-type="float" office:value="14764">
            <text:p>14764</text:p>
          </table:table-cell>
          <table:table-cell/>
          <table:table-cell table:formula="of:=[.B106]*256*256*256/8000000" office:value-type="float" office:value="14763.95008">
            <text:p>14763.95008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table:formula="of:=440*(2)^(([.A107]-57)/12)" office:value-type="float" office:value="7458.62018428944">
            <text:p>7458.6201842894</text:p>
          </table:table-cell>
          <table:table-cell table:formula="of:=[.B107]*512*256*256/16000000" office:value-type="float" office:value="15641.860236723">
            <text:p>15641.860236723</text:p>
          </table:table-cell>
          <table:table-cell table:formula="of:=ROUND([.C107])" office:value-type="float" office:value="15642">
            <text:p>15642</text:p>
          </table:table-cell>
          <table:table-cell/>
          <table:table-cell table:formula="of:=[.B107]*512*1024/16000000" office:value-type="float" office:value="244.404066198796">
            <text:p>244.4040661988</text:p>
          </table:table-cell>
          <table:table-cell table:formula="of:=ROUND([.F107]*64)" office:value-type="float" office:value="15642">
            <text:p>15642</text:p>
          </table:table-cell>
          <table:table-cell/>
          <table:table-cell table:formula="of:=[.B107]*256*256*256/8000000" office:value-type="float" office:value="15641.860236723">
            <text:p>15641.860236723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table:formula="of:=440*(2)^(([.A108]-57)/12)" office:value-type="float" office:value="7902.13282009799">
            <text:p>7902.132820098</text:p>
          </table:table-cell>
          <table:table-cell table:formula="of:=[.B108]*512*256*256/16000000" office:value-type="float" office:value="16571.9736479341">
            <text:p>16571.9736479341</text:p>
          </table:table-cell>
          <table:table-cell table:formula="of:=ROUND([.C108])" office:value-type="float" office:value="16572">
            <text:p>16572</text:p>
          </table:table-cell>
          <table:table-cell/>
          <table:table-cell table:formula="of:=[.B108]*512*1024/16000000" office:value-type="float" office:value="258.937088248971">
            <text:p>258.937088249</text:p>
          </table:table-cell>
          <table:table-cell table:formula="of:=ROUND([.F108]*64)" office:value-type="float" office:value="16572">
            <text:p>16572</text:p>
          </table:table-cell>
          <table:table-cell/>
          <table:table-cell table:formula="of:=[.B108]*256*256*256/8000000" office:value-type="float" office:value="16571.9736479341">
            <text:p>16571.9736479341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table:formula="of:=440*(2)^(([.A109]-57)/12)" office:value-type="float" office:value="8372.01808961916">
            <text:p>8372.0180896192</text:p>
          </table:table-cell>
          <table:table-cell table:formula="of:=[.B109]*512*256*256/16000000" office:value-type="float" office:value="17557.394480681">
            <text:p>17557.394480681</text:p>
          </table:table-cell>
          <table:table-cell table:formula="of:=ROUND([.C109])" office:value-type="float" office:value="17557">
            <text:p>17557</text:p>
          </table:table-cell>
          <table:table-cell/>
          <table:table-cell table:formula="of:=[.B109]*512*1024/16000000" office:value-type="float" office:value="274.33428876064">
            <text:p>274.3342887606</text:p>
          </table:table-cell>
          <table:table-cell table:formula="of:=ROUND([.F109]*64)" office:value-type="float" office:value="17557">
            <text:p>17557</text:p>
          </table:table-cell>
          <table:table-cell/>
          <table:table-cell table:formula="of:=[.B109]*256*256*256/8000000" office:value-type="float" office:value="17557.394480681">
            <text:p>17557.394480681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table:formula="of:=440*(2)^(([.A110]-57)/12)" office:value-type="float" office:value="8869.84419125991">
            <text:p>8869.8441912599</text:p>
          </table:table-cell>
          <table:table-cell table:formula="of:=[.B110]*512*256*256/16000000" office:value-type="float" office:value="18601.4114853891">
            <text:p>18601.4114853891</text:p>
          </table:table-cell>
          <table:table-cell table:formula="of:=ROUND([.C110])" office:value-type="float" office:value="18601">
            <text:p>18601</text:p>
          </table:table-cell>
          <table:table-cell/>
          <table:table-cell table:formula="of:=[.B110]*512*1024/16000000" office:value-type="float" office:value="290.647054459205">
            <text:p>290.6470544592</text:p>
          </table:table-cell>
          <table:table-cell table:formula="of:=ROUND([.F110]*64)" office:value-type="float" office:value="18601">
            <text:p>18601</text:p>
          </table:table-cell>
          <table:table-cell/>
          <table:table-cell table:formula="of:=[.B110]*256*256*256/8000000" office:value-type="float" office:value="18601.4114853891">
            <text:p>18601.4114853891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table:formula="of:=440*(2)^(([.A111]-57)/12)" office:value-type="float" office:value="9397.27257335704">
            <text:p>9397.2725733571</text:p>
          </table:table-cell>
          <table:table-cell table:formula="of:=[.B111]*512*256*256/16000000" office:value-type="float" office:value="19707.5089717609">
            <text:p>19707.5089717609</text:p>
          </table:table-cell>
          <table:table-cell table:formula="of:=ROUND([.C111])" office:value-type="float" office:value="19708">
            <text:p>19708</text:p>
          </table:table-cell>
          <table:table-cell/>
          <table:table-cell table:formula="of:=[.B111]*512*1024/16000000" office:value-type="float" office:value="307.929827683764">
            <text:p>307.9298276838</text:p>
          </table:table-cell>
          <table:table-cell table:formula="of:=ROUND([.F111]*64)" office:value-type="float" office:value="19708">
            <text:p>19708</text:p>
          </table:table-cell>
          <table:table-cell/>
          <table:table-cell table:formula="of:=[.B111]*256*256*256/8000000" office:value-type="float" office:value="19707.5089717609">
            <text:p>19707.5089717609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table:formula="of:=440*(2)^(([.A112]-57)/12)" office:value-type="float" office:value="9956.06347910659">
            <text:p>9956.0634791066</text:p>
          </table:table-cell>
          <table:table-cell table:formula="of:=[.B112]*512*256*256/16000000" office:value-type="float" office:value="20879.3784373353">
            <text:p>20879.3784373353</text:p>
          </table:table-cell>
          <table:table-cell table:formula="of:=ROUND([.C112])" office:value-type="float" office:value="20879">
            <text:p>20879</text:p>
          </table:table-cell>
          <table:table-cell/>
          <table:table-cell table:formula="of:=[.B112]*512*1024/16000000" office:value-type="float" office:value="326.240288083365">
            <text:p>326.2402880834</text:p>
          </table:table-cell>
          <table:table-cell table:formula="of:=ROUND([.F112]*64)" office:value-type="float" office:value="20879">
            <text:p>20879</text:p>
          </table:table-cell>
          <table:table-cell/>
          <table:table-cell table:formula="of:=[.B112]*256*256*256/8000000" office:value-type="float" office:value="20879.3784373353">
            <text:p>20879.3784373353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table:formula="of:=440*(2)^(([.A113]-57)/12)" office:value-type="float" office:value="10548.0818212118">
            <text:p>10548.0818212118</text:p>
          </table:table-cell>
          <table:table-cell table:formula="of:=[.B113]*512*256*256/16000000" office:value-type="float" office:value="22120.930887518">
            <text:p>22120.930887518</text:p>
          </table:table-cell>
          <table:table-cell table:formula="of:=ROUND([.C113])" office:value-type="float" office:value="22121">
            <text:p>22121</text:p>
          </table:table-cell>
          <table:table-cell/>
          <table:table-cell table:formula="of:=[.B113]*512*1024/16000000" office:value-type="float" office:value="345.639545117469">
            <text:p>345.6395451175</text:p>
          </table:table-cell>
          <table:table-cell table:formula="of:=ROUND([.F113]*64)" office:value-type="float" office:value="22121">
            <text:p>22121</text:p>
          </table:table-cell>
          <table:table-cell/>
          <table:table-cell table:formula="of:=[.B113]*256*256*256/8000000" office:value-type="float" office:value="22120.930887518">
            <text:p>22120.930887518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table:formula="of:=440*(2)^(([.A114]-57)/12)" office:value-type="float" office:value="11175.3034058561">
            <text:p>11175.3034058561</text:p>
          </table:table-cell>
          <table:table-cell table:formula="of:=[.B114]*512*256*256/16000000" office:value-type="float" office:value="23436.309888198">
            <text:p>23436.309888198</text:p>
          </table:table-cell>
          <table:table-cell table:formula="of:=ROUND([.C114])" office:value-type="float" office:value="23436">
            <text:p>23436</text:p>
          </table:table-cell>
          <table:table-cell/>
          <table:table-cell table:formula="of:=[.B114]*512*1024/16000000" office:value-type="float" office:value="366.192342003094">
            <text:p>366.1923420031</text:p>
          </table:table-cell>
          <table:table-cell table:formula="of:=ROUND([.F114]*64)" office:value-type="float" office:value="23436">
            <text:p>23436</text:p>
          </table:table-cell>
          <table:table-cell/>
          <table:table-cell table:formula="of:=[.B114]*256*256*256/8000000" office:value-type="float" office:value="23436.309888198">
            <text:p>23436.309888198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table:formula="of:=440*(2)^(([.A115]-57)/12)" office:value-type="float" office:value="11839.8215267723">
            <text:p>11839.8215267723</text:p>
          </table:table-cell>
          <table:table-cell table:formula="of:=[.B115]*512*256*256/16000000" office:value-type="float" office:value="24829.9053945136">
            <text:p>24829.9053945136</text:p>
          </table:table-cell>
          <table:table-cell table:formula="of:=ROUND([.C115])" office:value-type="float" office:value="24830">
            <text:p>24830</text:p>
          </table:table-cell>
          <table:table-cell/>
          <table:table-cell table:formula="of:=[.B115]*512*1024/16000000" office:value-type="float" office:value="387.967271789275">
            <text:p>387.9672717893</text:p>
          </table:table-cell>
          <table:table-cell table:formula="of:=ROUND([.F115]*64)" office:value-type="float" office:value="24830">
            <text:p>24830</text:p>
          </table:table-cell>
          <table:table-cell/>
          <table:table-cell table:formula="of:=[.B115]*256*256*256/8000000" office:value-type="float" office:value="24829.9053945136">
            <text:p>24829.9053945136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table:formula="of:=440*(2)^(([.A116]-57)/12)" office:value-type="float" office:value="12543.853951416">
            <text:p>12543.853951416</text:p>
          </table:table-cell>
          <table:table-cell table:formula="of:=[.B116]*512*256*256/16000000" office:value-type="float" office:value="26306.3684019199">
            <text:p>26306.3684019199</text:p>
          </table:table-cell>
          <table:table-cell table:formula="of:=ROUND([.C116])" office:value-type="float" office:value="26306">
            <text:p>26306</text:p>
          </table:table-cell>
          <table:table-cell/>
          <table:table-cell table:formula="of:=[.B116]*512*1024/16000000" office:value-type="float" office:value="411.037006279999">
            <text:p>411.03700628</text:p>
          </table:table-cell>
          <table:table-cell table:formula="of:=ROUND([.F116]*64)" office:value-type="float" office:value="26306">
            <text:p>26306</text:p>
          </table:table-cell>
          <table:table-cell/>
          <table:table-cell table:formula="of:=[.B116]*256*256*256/8000000" office:value-type="float" office:value="26306.3684019199">
            <text:p>26306.3684019199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table:formula="of:=440*(2)^(([.A117]-57)/12)" office:value-type="float" office:value="13289.7503225582">
            <text:p>13289.7503225582</text:p>
          </table:table-cell>
          <table:table-cell table:formula="of:=[.B117]*512*256*256/16000000" office:value-type="float" office:value="27870.6264684537">
            <text:p>27870.6264684537</text:p>
          </table:table-cell>
          <table:table-cell table:formula="of:=ROUND([.C117])" office:value-type="float" office:value="27871">
            <text:p>27871</text:p>
          </table:table-cell>
          <table:table-cell/>
          <table:table-cell table:formula="of:=[.B117]*512*1024/16000000" office:value-type="float" office:value="435.478538569589">
            <text:p>435.4785385696</text:p>
          </table:table-cell>
          <table:table-cell table:formula="of:=ROUND([.F117]*64)" office:value-type="float" office:value="27871">
            <text:p>27871</text:p>
          </table:table-cell>
          <table:table-cell/>
          <table:table-cell table:formula="of:=[.B117]*256*256*256/8000000" office:value-type="float" office:value="27870.6264684537">
            <text:p>27870.6264684537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table:formula="of:=440*(2)^(([.A118]-57)/12)" office:value-type="float" office:value="14080">
            <text:p>14080</text:p>
          </table:table-cell>
          <table:table-cell table:formula="of:=[.B118]*512*256*256/16000000" office:value-type="float" office:value="29527.90016">
            <text:p>29527.90016</text:p>
          </table:table-cell>
          <table:table-cell table:formula="of:=ROUND([.C118])" office:value-type="float" office:value="29528">
            <text:p>29528</text:p>
          </table:table-cell>
          <table:table-cell/>
          <table:table-cell table:formula="of:=[.B118]*512*1024/16000000" office:value-type="float" office:value="461.37344">
            <text:p>461.37344</text:p>
          </table:table-cell>
          <table:table-cell table:formula="of:=ROUND([.F118]*64)" office:value-type="float" office:value="29528">
            <text:p>29528</text:p>
          </table:table-cell>
          <table:table-cell/>
          <table:table-cell table:formula="of:=[.B118]*256*256*256/8000000" office:value-type="float" office:value="29527.90016">
            <text:p>29527.90016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table:formula="of:=440*(2)^(([.A119]-57)/12)" office:value-type="float" office:value="14917.2403685789">
            <text:p>14917.2403685789</text:p>
          </table:table-cell>
          <table:table-cell table:formula="of:=[.B119]*512*256*256/16000000" office:value-type="float" office:value="31283.7204734459">
            <text:p>31283.7204734459</text:p>
          </table:table-cell>
          <table:table-cell table:formula="of:=ROUND([.C119])" office:value-type="float" office:value="31284">
            <text:p>31284</text:p>
          </table:table-cell>
          <table:table-cell/>
          <table:table-cell table:formula="of:=[.B119]*512*1024/16000000" office:value-type="float" office:value="488.808132397593">
            <text:p>488.8081323976</text:p>
          </table:table-cell>
          <table:table-cell table:formula="of:=ROUND([.F119]*64)" office:value-type="float" office:value="31284">
            <text:p>31284</text:p>
          </table:table-cell>
          <table:table-cell/>
          <table:table-cell table:formula="of:=[.B119]*256*256*256/8000000" office:value-type="float" office:value="31283.7204734459">
            <text:p>31283.7204734459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table:formula="of:=440*(2)^(([.A120]-57)/12)" office:value-type="float" office:value="15804.265640196">
            <text:p>15804.265640196</text:p>
          </table:table-cell>
          <table:table-cell table:formula="of:=[.B120]*512*256*256/16000000" office:value-type="float" office:value="33143.9472958683">
            <text:p>33143.9472958683</text:p>
          </table:table-cell>
          <table:table-cell table:formula="of:=ROUND([.C120])" office:value-type="float" office:value="33144">
            <text:p>33144</text:p>
          </table:table-cell>
          <table:table-cell/>
          <table:table-cell table:formula="of:=[.B120]*512*1024/16000000" office:value-type="float" office:value="517.874176497942">
            <text:p>517.8741764979</text:p>
          </table:table-cell>
          <table:table-cell table:formula="of:=ROUND([.F120]*64)" office:value-type="float" office:value="33144">
            <text:p>33144</text:p>
          </table:table-cell>
          <table:table-cell/>
          <table:table-cell table:formula="of:=[.B120]*256*256*256/8000000" office:value-type="float" office:value="33143.9472958683">
            <text:p>33143.9472958683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table:formula="of:=440*(2)^(([.A121]-57)/12)" office:value-type="float" office:value="16744.0361792383">
            <text:p>16744.0361792383</text:p>
          </table:table-cell>
          <table:table-cell table:formula="of:=[.B121]*512*256*256/16000000" office:value-type="float" office:value="35114.788961362">
            <text:p>35114.788961362</text:p>
          </table:table-cell>
          <table:table-cell table:formula="of:=ROUND([.C121])" office:value-type="float" office:value="35115">
            <text:p>35115</text:p>
          </table:table-cell>
          <table:table-cell/>
          <table:table-cell table:formula="of:=[.B121]*512*1024/16000000" office:value-type="float" office:value="548.668577521281">
            <text:p>548.6685775213</text:p>
          </table:table-cell>
          <table:table-cell table:formula="of:=ROUND([.F121]*64)" office:value-type="float" office:value="35115">
            <text:p>35115</text:p>
          </table:table-cell>
          <table:table-cell/>
          <table:table-cell table:formula="of:=[.B121]*256*256*256/8000000" office:value-type="float" office:value="35114.788961362">
            <text:p>35114.788961362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table:formula="of:=440*(2)^(([.A122]-57)/12)" office:value-type="float" office:value="17739.6883825198">
            <text:p>17739.6883825198</text:p>
          </table:table-cell>
          <table:table-cell table:formula="of:=[.B122]*512*256*256/16000000" office:value-type="float" office:value="37202.8229707782">
            <text:p>37202.8229707782</text:p>
          </table:table-cell>
          <table:table-cell table:formula="of:=ROUND([.C122])" office:value-type="float" office:value="37203">
            <text:p>37203</text:p>
          </table:table-cell>
          <table:table-cell/>
          <table:table-cell table:formula="of:=[.B122]*512*1024/16000000" office:value-type="float" office:value="581.294108918409">
            <text:p>581.2941089184</text:p>
          </table:table-cell>
          <table:table-cell table:formula="of:=ROUND([.F122]*64)" office:value-type="float" office:value="37203">
            <text:p>37203</text:p>
          </table:table-cell>
          <table:table-cell/>
          <table:table-cell table:formula="of:=[.B122]*256*256*256/8000000" office:value-type="float" office:value="37202.8229707782">
            <text:p>37202.8229707782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table:formula="of:=440*(2)^(([.A123]-57)/12)" office:value-type="float" office:value="18794.5451467141">
            <text:p>18794.5451467141</text:p>
          </table:table-cell>
          <table:table-cell table:formula="of:=[.B123]*512*256*256/16000000" office:value-type="float" office:value="39415.0179435217">
            <text:p>39415.0179435217</text:p>
          </table:table-cell>
          <table:table-cell table:formula="of:=ROUND([.C123])" office:value-type="float" office:value="39415">
            <text:p>39415</text:p>
          </table:table-cell>
          <table:table-cell/>
          <table:table-cell table:formula="of:=[.B123]*512*1024/16000000" office:value-type="float" office:value="615.859655367527">
            <text:p>615.8596553675</text:p>
          </table:table-cell>
          <table:table-cell table:formula="of:=ROUND([.F123]*64)" office:value-type="float" office:value="39415">
            <text:p>39415</text:p>
          </table:table-cell>
          <table:table-cell/>
          <table:table-cell table:formula="of:=[.B123]*256*256*256/8000000" office:value-type="float" office:value="39415.0179435217">
            <text:p>39415.0179435217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table:formula="of:=440*(2)^(([.A124]-57)/12)" office:value-type="float" office:value="19912.1269582132">
            <text:p>19912.1269582132</text:p>
          </table:table-cell>
          <table:table-cell table:formula="of:=[.B124]*512*256*256/16000000" office:value-type="float" office:value="41758.7568746707">
            <text:p>41758.7568746707</text:p>
          </table:table-cell>
          <table:table-cell table:formula="of:=ROUND([.C124])" office:value-type="float" office:value="41759">
            <text:p>41759</text:p>
          </table:table-cell>
          <table:table-cell/>
          <table:table-cell table:formula="of:=[.B124]*512*1024/16000000" office:value-type="float" office:value="652.480576166729">
            <text:p>652.4805761667</text:p>
          </table:table-cell>
          <table:table-cell table:formula="of:=ROUND([.F124]*64)" office:value-type="float" office:value="41759">
            <text:p>41759</text:p>
          </table:table-cell>
          <table:table-cell/>
          <table:table-cell table:formula="of:=[.B124]*256*256*256/8000000" office:value-type="float" office:value="41758.7568746707">
            <text:p>41758.7568746707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table:formula="of:=440*(2)^(([.A125]-57)/12)" office:value-type="float" office:value="21096.1636424237">
            <text:p>21096.1636424237</text:p>
          </table:table-cell>
          <table:table-cell table:formula="of:=[.B125]*512*256*256/16000000" office:value-type="float" office:value="44241.8617750361">
            <text:p>44241.8617750361</text:p>
          </table:table-cell>
          <table:table-cell table:formula="of:=ROUND([.C125])" office:value-type="float" office:value="44242">
            <text:p>44242</text:p>
          </table:table-cell>
          <table:table-cell/>
          <table:table-cell table:formula="of:=[.B125]*512*1024/16000000" office:value-type="float" office:value="691.279090234939">
            <text:p>691.2790902349</text:p>
          </table:table-cell>
          <table:table-cell table:formula="of:=ROUND([.F125]*64)" office:value-type="float" office:value="44242">
            <text:p>44242</text:p>
          </table:table-cell>
          <table:table-cell/>
          <table:table-cell table:formula="of:=[.B125]*256*256*256/8000000" office:value-type="float" office:value="44241.8617750361">
            <text:p>44241.8617750361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table:formula="of:=440*(2)^(([.A126]-57)/12)" office:value-type="float" office:value="22350.6068117122">
            <text:p>22350.6068117122</text:p>
          </table:table-cell>
          <table:table-cell table:formula="of:=[.B126]*512*256*256/16000000" office:value-type="float" office:value="46872.619776396">
            <text:p>46872.619776396</text:p>
          </table:table-cell>
          <table:table-cell table:formula="of:=ROUND([.C126])" office:value-type="float" office:value="46873">
            <text:p>46873</text:p>
          </table:table-cell>
          <table:table-cell/>
          <table:table-cell table:formula="of:=[.B126]*512*1024/16000000" office:value-type="float" office:value="732.384684006187">
            <text:p>732.3846840062</text:p>
          </table:table-cell>
          <table:table-cell table:formula="of:=ROUND([.F126]*64)" office:value-type="float" office:value="46873">
            <text:p>46873</text:p>
          </table:table-cell>
          <table:table-cell/>
          <table:table-cell table:formula="of:=[.B126]*256*256*256/8000000" office:value-type="float" office:value="46872.619776396">
            <text:p>46872.619776396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table:formula="of:=440*(2)^(([.A127]-57)/12)" office:value-type="float" office:value="23679.6430535446">
            <text:p>23679.6430535446</text:p>
          </table:table-cell>
          <table:table-cell table:formula="of:=[.B127]*512*256*256/16000000" office:value-type="float" office:value="49659.8107890272">
            <text:p>49659.8107890272</text:p>
          </table:table-cell>
          <table:table-cell table:formula="of:=ROUND([.C127])" office:value-type="float" office:value="49660">
            <text:p>49660</text:p>
          </table:table-cell>
          <table:table-cell/>
          <table:table-cell table:formula="of:=[.B127]*512*1024/16000000" office:value-type="float" office:value="775.93454357855">
            <text:p>775.9345435786</text:p>
          </table:table-cell>
          <table:table-cell table:formula="of:=ROUND([.F127]*64)" office:value-type="float" office:value="49660">
            <text:p>49660</text:p>
          </table:table-cell>
          <table:table-cell/>
          <table:table-cell table:formula="of:=[.B127]*256*256*256/8000000" office:value-type="float" office:value="49659.8107890272">
            <text:p>49659.8107890272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table:formula="of:=440*(2)^(([.A128]-57)/12)" office:value-type="float" office:value="25087.7079028319">
            <text:p>25087.7079028319</text:p>
          </table:table-cell>
          <table:table-cell table:formula="of:=[.B128]*512*256*256/16000000" office:value-type="float" office:value="52612.7368038398">
            <text:p>52612.7368038398</text:p>
          </table:table-cell>
          <table:table-cell table:formula="of:=ROUND([.C128])" office:value-type="float" office:value="52613">
            <text:p>52613</text:p>
          </table:table-cell>
          <table:table-cell/>
          <table:table-cell table:formula="of:=[.B128]*512*1024/16000000" office:value-type="float" office:value="822.074012559997">
            <text:p>822.07401256</text:p>
          </table:table-cell>
          <table:table-cell table:formula="of:=ROUND([.F128]*64)" office:value-type="float" office:value="52613">
            <text:p>52613</text:p>
          </table:table-cell>
          <table:table-cell/>
          <table:table-cell table:formula="of:=[.B128]*256*256*256/8000000" office:value-type="float" office:value="52612.7368038398">
            <text:p>52612.7368038398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.DW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04">
            <text:p>310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288">
            <text:p>328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484">
            <text:p>34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691">
            <text:p>369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389">
            <text:p>438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50">
            <text:p>465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27">
            <text:p>492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20">
            <text:p>522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530">
            <text:p>55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859">
            <text:p>58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207">
            <text:p>620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577">
            <text:p>657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6968">
            <text:p>696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382">
            <text:p>738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7821">
            <text:p>78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286">
            <text:p>828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8779">
            <text:p>87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301">
            <text:p>93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9854">
            <text:p>985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0440">
            <text:p>1044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060">
            <text:p>110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1718">
            <text:p>1171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2415">
            <text:p>12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153">
            <text:p>1315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3935">
            <text:p>1393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4764">
            <text:p>1476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5642">
            <text:p>156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6572">
            <text:p>1657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7557">
            <text:p>17557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8601">
            <text:p>1860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19708">
            <text:p>1970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0879">
            <text:p>2087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2121">
            <text:p>2212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3436">
            <text:p>2343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4830">
            <text:p>2483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6306">
            <text:p>26306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7871">
            <text:p>27871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29528">
            <text:p>29528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1284">
            <text:p>3128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3144">
            <text:p>33144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5115">
            <text:p>351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7203">
            <text:p>3720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39415">
            <text:p>39415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1759">
            <text:p>41759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4242">
            <text:p>44242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6873">
            <text:p>46873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49660">
            <text:p>49660</text:p>
          </table:table-cell>
        </table:table-row>
        <table:table-row table:style-name="ro1">
          <table:table-cell office:value-type="string">
            <text:p>.DW</text:p>
          </table:table-cell>
          <table:table-cell office:value-type="float" office:value="52613">
            <text:p>52613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34">
            <text:p>3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207">
            <text:p>620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968">
            <text:p>696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382">
            <text:p>738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821">
            <text:p>782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286">
            <text:p>828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779">
            <text:p>877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854">
            <text:p>98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440">
            <text:p>1044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060">
            <text:p>1106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718">
            <text:p>1171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415">
            <text:p>124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153">
            <text:p>1315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935">
            <text:p>1393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764">
            <text:p>1476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642">
            <text:p>156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572">
            <text:p>1657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557">
            <text:p>1755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601">
            <text:p>1860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708">
            <text:p>1970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879">
            <text:p>2087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121">
            <text:p>2212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436">
            <text:p>2343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830">
            <text:p>2483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6306">
            <text:p>2630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7871">
            <text:p>2787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9528">
            <text:p>2952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1284">
            <text:p>3128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3144">
            <text:p>3314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5115">
            <text:p>351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7203">
            <text:p>3720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9415">
            <text:p>394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1759">
            <text:p>4175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4242">
            <text:p>442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6873">
            <text:p>4687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9660">
            <text:p>4966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2613">
            <text:p>52613</text:p>
          </table:table-cell>
          <table:table-cell office:value-type="string">
            <text:p>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16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2T11:37:24.65</meta:creation-date>
    <dc:date>2012-11-18T16:08:23.35</dc:date>
    <meta:editing-duration>PT8H11M46S</meta:editing-duration>
    <meta:editing-cycles>4</meta:editing-cycles>
    <meta:generator>OpenOffice.org/3.3$Win32 OpenOffice.org_project/330m20$Build-9567</meta:generator>
    <meta:document-statistic meta:table-count="3" meta:cell-count="1408" meta:object-count="0"/>
  </office:meta>
</office:document-meta>
</file>